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rsid="00259ac4" officeooo:paragraph-rsid="00259ac4"/>
    </style:style>
    <style:style style:name="P19" style:family="paragraph" style:parent-style-name="Text_20_body">
      <style:text-properties officeooo:paragraph-rsid="002797df"/>
    </style:style>
    <style:style style:name="P20" style:family="paragraph" style:parent-style-name="Text_20_body">
      <style:text-properties officeooo:paragraph-rsid="002db773"/>
    </style:style>
    <style:style style:name="P21" style:family="paragraph" style:parent-style-name="Text_20_body">
      <style:text-properties officeooo:rsid="002db773" officeooo:paragraph-rsid="002db773"/>
    </style:style>
    <style:style style:name="P22" style:family="paragraph" style:parent-style-name="Text_20_body">
      <style:text-properties officeooo:rsid="0034fa7e" officeooo:paragraph-rsid="0034fa7e"/>
    </style:style>
    <style:style style:name="P23" style:family="paragraph" style:parent-style-name="Text_20_body">
      <style:text-properties officeooo:paragraph-rsid="0038929b"/>
    </style:style>
    <style:style style:name="P24" style:family="paragraph" style:parent-style-name="Text_20_body">
      <style:text-properties officeooo:paragraph-rsid="003e47c0"/>
    </style:style>
    <style:style style:name="P25" style:family="paragraph" style:parent-style-name="Text_20_body">
      <style:text-properties officeooo:rsid="0041c449" officeooo:paragraph-rsid="0041c449"/>
    </style:style>
    <style:style style:name="P26" style:family="paragraph" style:parent-style-name="Text_20_body">
      <style:text-properties officeooo:rsid="0016c718" officeooo:paragraph-rsid="0042e302"/>
    </style:style>
    <style:style style:name="P27" style:family="paragraph" style:parent-style-name="Text_20_body">
      <style:text-properties officeooo:rsid="00868084" officeooo:paragraph-rsid="00868084"/>
    </style:style>
    <style:style style:name="P28" style:family="paragraph" style:parent-style-name="Text_20_body">
      <style:text-properties officeooo:rsid="003ffa84" officeooo:paragraph-rsid="003ffa84"/>
    </style:style>
    <style:style style:name="P29" style:family="paragraph" style:parent-style-name="Reference">
      <style:paragraph-properties fo:break-before="page">
        <style:tab-stops/>
      </style:paragraph-properties>
    </style:style>
    <style:style style:name="P30" style:family="paragraph" style:parent-style-name="Contents_20_Heading">
      <style:paragraph-properties fo:break-before="page"/>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Command">
      <style:text-properties fo:font-style="italic" style:font-style-asian="italic" style:font-style-complex="italic"/>
    </style:style>
    <style:style style:name="P34" style:family="paragraph" style:parent-style-name="Command">
      <style:text-properties style:font-style-asian="normal" style:font-style-complex="normal"/>
    </style:style>
    <style:style style:name="P35" style:family="paragraph" style:parent-style-name="Command">
      <style:text-properties officeooo:paragraph-rsid="0036e484"/>
    </style:style>
    <style:style style:name="P36" style:family="paragraph" style:parent-style-name="Note">
      <style:text-properties fo:font-style="normal" style:font-style-asian="normal" style:font-style-complex="normal"/>
    </style:style>
    <style:style style:name="P37" style:family="paragraph" style:parent-style-name="Note">
      <style:text-properties officeooo:paragraph-rsid="002797df"/>
    </style:style>
    <style:style style:name="P38" style:family="paragraph" style:parent-style-name="Option_20_title">
      <style:text-properties style:font-style-asian="normal" style:font-style-complex="normal"/>
    </style:style>
    <style:style style:name="P39" style:family="paragraph" style:parent-style-name="Option_20_title">
      <style:text-properties fo:font-style="normal" style:font-style-asian="normal" style:font-style-complex="normal"/>
    </style:style>
    <style:style style:name="P40" style:family="paragraph" style:parent-style-name="Option_20_title">
      <style:text-properties officeooo:paragraph-rsid="00283a1c"/>
    </style:style>
    <style:style style:name="P41" style:family="paragraph" style:parent-style-name="Option_20_title">
      <style:text-properties officeooo:rsid="0068dc3f"/>
    </style:style>
    <style:style style:name="P42" style:family="paragraph" style:parent-style-name="Note">
      <style:paragraph-properties fo:margin-left="11.99mm" fo:margin-right="0mm" fo:text-indent="-11.99mm" style:auto-text-indent="false"/>
    </style:style>
    <style:style style:name="P43" style:family="paragraph" style:parent-style-name="Option">
      <style:paragraph-properties fo:margin-left="0mm" fo:margin-right="0mm" fo:text-indent="0mm" style:auto-text-indent="false"/>
    </style:style>
    <style:style style:name="P44" style:family="paragraph" style:parent-style-name="Standard">
      <style:text-properties officeooo:rsid="0013ea2a" officeooo:paragraph-rsid="0013ea2a"/>
    </style:style>
    <style:style style:name="P45" style:family="paragraph" style:parent-style-name="Footnote">
      <style:text-properties officeooo:rsid="0015d65b" officeooo:paragraph-rsid="0015d65b"/>
    </style:style>
    <style:style style:name="P46" style:family="paragraph" style:parent-style-name="Footnote">
      <style:text-properties officeooo:rsid="00259ac4" officeooo:paragraph-rsid="00259ac4"/>
    </style:style>
    <style:style style:name="P47" style:family="paragraph" style:parent-style-name="Footnote">
      <style:text-properties officeooo:rsid="002706f7" officeooo:paragraph-rsid="002706f7"/>
    </style:style>
    <style:style style:name="P48" style:family="paragraph" style:parent-style-name="Footnote">
      <style:text-properties officeooo:rsid="002797df" officeooo:paragraph-rsid="002797df"/>
    </style:style>
    <style:style style:name="P49" style:family="paragraph" style:parent-style-name="Footnote">
      <style:text-properties officeooo:rsid="00283a1c" officeooo:paragraph-rsid="00283a1c"/>
    </style:style>
    <style:style style:name="P50" style:family="paragraph" style:parent-style-name="Footnote">
      <style:text-properties officeooo:rsid="002ee9f8" officeooo:paragraph-rsid="002ee9f8"/>
    </style:style>
    <style:style style:name="P51" style:family="paragraph" style:parent-style-name="Footnote">
      <style:text-properties officeooo:rsid="003e47c0" officeooo:paragraph-rsid="003e47c0"/>
    </style:style>
    <style:style style:name="P52" style:family="paragraph" style:parent-style-name="Footnote">
      <style:text-properties officeooo:rsid="00813323" officeooo:paragraph-rsid="00813323"/>
    </style:style>
    <style:style style:name="P53" style:family="paragraph" style:parent-style-name="Footnote">
      <style:text-properties officeooo:rsid="0083e2e4" officeooo:paragraph-rsid="0083e2e4"/>
    </style:style>
    <style:style style:name="P54" style:family="paragraph" style:parent-style-name="Option">
      <style:text-properties officeooo:paragraph-rsid="002706f7"/>
    </style:style>
    <style:style style:name="P55" style:family="paragraph" style:parent-style-name="Option">
      <style:text-properties officeooo:rsid="002706f7" officeooo:paragraph-rsid="002706f7"/>
    </style:style>
    <style:style style:name="P56" style:family="paragraph" style:parent-style-name="Answer">
      <style:text-properties officeooo:paragraph-rsid="002797df"/>
    </style:style>
    <style:style style:name="P57" style:family="paragraph" style:parent-style-name="Answer">
      <style:text-properties officeooo:rsid="0037af8d" officeooo:paragraph-rsid="0037af8d"/>
    </style:style>
    <style:style style:name="P58" style:family="paragraph" style:parent-style-name="Answer">
      <style:text-properties officeooo:paragraph-rsid="008db1e9"/>
    </style:style>
    <style:style style:name="P59" style:family="paragraph" style:parent-style-name="Answer">
      <style:text-properties officeooo:rsid="008db1e9" officeooo:paragraph-rsid="008db1e9"/>
    </style:style>
    <style:style style:name="P60" style:family="paragraph" style:parent-style-name="Text_20_body_20_Start">
      <style:text-properties officeooo:paragraph-rsid="002797df"/>
    </style:style>
    <style:style style:name="P61" style:family="paragraph" style:parent-style-name="Text_20_body_20_Start">
      <style:text-properties officeooo:paragraph-rsid="00283a1c"/>
    </style:style>
    <style:style style:name="P62" style:family="paragraph" style:parent-style-name="Text_20_body_20_Start">
      <style:text-properties officeooo:paragraph-rsid="002bdd1b"/>
    </style:style>
    <style:style style:name="P63" style:family="paragraph" style:parent-style-name="Text_20_body_20_Start">
      <style:text-properties officeooo:paragraph-rsid="0034fa7e"/>
    </style:style>
    <style:style style:name="P64" style:family="paragraph" style:parent-style-name="Text_20_body_20_Start">
      <style:text-properties officeooo:paragraph-rsid="003c91ca"/>
    </style:style>
    <style:style style:name="P65" style:family="paragraph" style:parent-style-name="Text_20_body_20_Start">
      <style:text-properties officeooo:rsid="003e8725" officeooo:paragraph-rsid="003e8725"/>
    </style:style>
    <style:style style:name="P66" style:family="paragraph" style:parent-style-name="Text_20_body_20_Start">
      <style:text-properties officeooo:paragraph-rsid="00426797"/>
    </style:style>
    <style:style style:name="P67" style:family="paragraph" style:parent-style-name="Text_20_body_20_Start">
      <style:text-properties officeooo:paragraph-rsid="0045953a"/>
    </style:style>
    <style:style style:name="P68" style:family="paragraph" style:parent-style-name="Text_20_body_20_Start">
      <style:text-properties officeooo:paragraph-rsid="00585f9b"/>
    </style:style>
    <style:style style:name="P69" style:family="paragraph" style:parent-style-name="Text_20_body_20_Start">
      <style:text-properties officeooo:rsid="005eb9c6" officeooo:paragraph-rsid="005eb9c6"/>
    </style:style>
    <style:style style:name="P70" style:family="paragraph" style:parent-style-name="Text_20_body_20_Start">
      <style:text-properties officeooo:paragraph-rsid="0062e13e"/>
    </style:style>
    <style:style style:name="P71" style:family="paragraph" style:parent-style-name="Text_20_body_20_Start">
      <style:text-properties officeooo:rsid="0062e13e" officeooo:paragraph-rsid="0062e13e"/>
    </style:style>
    <style:style style:name="P72" style:family="paragraph" style:parent-style-name="Text_20_body_20_Start">
      <style:text-properties officeooo:paragraph-rsid="008bbbf4"/>
    </style:style>
    <style:style style:name="P73" style:family="paragraph" style:parent-style-name="Option_20_Start">
      <style:text-properties officeooo:paragraph-rsid="002706f7"/>
    </style:style>
    <style:style style:name="P74" style:family="paragraph" style:parent-style-name="Option_20_Start">
      <style:text-properties officeooo:paragraph-rsid="002797df"/>
    </style:style>
    <style:style style:name="P75" style:family="paragraph" style:parent-style-name="Option_20_Start">
      <style:text-properties officeooo:paragraph-rsid="00283a1c"/>
    </style:style>
    <style:style style:name="P76" style:family="paragraph" style:parent-style-name="Option_20_Start">
      <style:text-properties officeooo:rsid="00283a1c" officeooo:paragraph-rsid="00283a1c"/>
    </style:style>
    <style:style style:name="P77" style:family="paragraph" style:parent-style-name="Option_20_Start">
      <style:text-properties officeooo:paragraph-rsid="0030f54a"/>
    </style:style>
    <style:style style:name="P78" style:family="paragraph" style:parent-style-name="Option_20_Start">
      <style:text-properties officeooo:paragraph-rsid="006c2030"/>
    </style:style>
    <style:style style:name="P79" style:family="paragraph" style:parent-style-name="Option_20_Start">
      <style:text-properties officeooo:paragraph-rsid="007a1f5a"/>
    </style:style>
    <style:style style:name="P80" style:family="paragraph" style:parent-style-name="Table">
      <style:text-properties officeooo:paragraph-rsid="00618721"/>
    </style:style>
    <style:style style:name="P81" style:family="paragraph" style:parent-style-name="Source_20_code">
      <style:text-properties officeooo:rsid="006496a9" officeooo:paragraph-rsid="006496a9"/>
    </style:style>
    <style:style style:name="P82" style:family="paragraph" style:parent-style-name="Source_20_code">
      <style:text-properties officeooo:paragraph-rsid="0083e2e4"/>
    </style:style>
    <style:style style:name="P83" style:family="paragraph" style:parent-style-name="Contents_20_2">
      <style:paragraph-properties>
        <style:tab-stops>
          <style:tab-stop style:position="165.01mm" style:type="right" style:leader-style="dotted" style:leader-text="."/>
        </style:tab-stops>
      </style:paragraph-properties>
    </style:style>
    <style:style style:name="P84" style:family="paragraph" style:parent-style-name="Option_20_note">
      <style:text-properties officeooo:paragraph-rsid="007a1f5a"/>
    </style:style>
    <style:style style:name="P85" style:family="paragraph" style:parent-style-name="Contents_20_3">
      <style:paragraph-properties>
        <style:tab-stops>
          <style:tab-stop style:position="160.02mm" style:type="right" style:leader-style="dotted" style:leader-text="."/>
        </style:tab-stops>
      </style:paragraph-properties>
    </style:style>
    <style:style style:name="P86" style:family="paragraph" style:parent-style-name="Contents_20_4">
      <style:paragraph-properties>
        <style:tab-stops>
          <style:tab-stop style:position="155.03mm" style:type="right" style:leader-style="dotted" style:leader-text="."/>
        </style:tab-stops>
      </style:paragraph-properties>
    </style:style>
    <style:style style:name="P87" style:family="paragraph" style:parent-style-name="Table_20_index_20_1">
      <style:paragraph-properties>
        <style:tab-stops>
          <style:tab-stop style:position="170mm" style:type="right" style:leader-style="dotted" style:leader-text="."/>
        </style:tab-stops>
      </style:paragraph-properties>
    </style:style>
    <style:style style:name="P88" style:family="paragraph" style:parent-style-name="Illustration_20_Index_20_1">
      <style:paragraph-properties>
        <style:tab-stops>
          <style:tab-stop style:position="170mm" style:type="right" style:leader-style="dotted" style:leader-text="."/>
        </style:tab-stops>
      </style:paragraph-properties>
    </style:style>
    <style:style style:name="P89" style:family="paragraph" style:parent-style-name="Contents_20_1">
      <style:paragraph-properties>
        <style:tab-stops>
          <style:tab-stop style:position="170mm" style:type="right" style:leader-style="dotted" style:leader-text="."/>
        </style:tab-stops>
      </style:paragraph-properties>
    </style:style>
    <style:style style:name="P90" style:family="paragraph" style:parent-style-name="Index_20_1">
      <style:paragraph-properties>
        <style:tab-stops>
          <style:tab-stop style:position="170mm" style:type="right" style:leader-style="dotted" style:leader-text="."/>
        </style:tab-stops>
      </style:paragraph-properties>
    </style:style>
    <style:style style:name="P91" style:family="paragraph" style:parent-style-name="Index_20_Separator">
      <style:paragraph-properties>
        <style:tab-stops/>
      </style:paragraph-properties>
    </style:style>
    <style:style style:name="P92" style:family="paragraph" style:parent-style-name="Standard" style:list-style-name="L8"/>
    <style:style style:name="P93" style:family="paragraph" style:parent-style-name="Standard" style:list-style-name="L8">
      <style:text-properties officeooo:paragraph-rsid="0038929b"/>
    </style:style>
    <style:style style:name="P94" style:family="paragraph" style:parent-style-name="Text_20_body" style:list-style-name="L9"/>
    <style:style style:name="P95" style:family="paragraph" style:parent-style-name="Text_20_body">
      <style:text-properties officeooo:rsid="00923db5" officeooo:paragraph-rsid="00923db5"/>
    </style:style>
    <style:style style:name="P96" style:family="paragraph" style:parent-style-name="Text_20_body">
      <style:text-properties officeooo:rsid="00766659" officeooo:paragraph-rsid="00766659"/>
    </style:style>
    <style:style style:name="P97" style:family="paragraph" style:parent-style-name="Heading_20_2">
      <style:text-properties officeooo:rsid="00868084" officeooo:paragraph-rsid="00868084"/>
    </style:style>
    <style:style style:name="P98" style:family="paragraph" style:parent-style-name="Heading_20_2">
      <style:text-properties officeooo:rsid="0032c6b2" officeooo:paragraph-rsid="0032c6b2"/>
    </style:style>
    <style:style style:name="P99" style:family="paragraph" style:parent-style-name="Heading_20_1" style:list-style-name="">
      <style:paragraph-properties fo:text-align="justify" style:justify-single-word="false"/>
    </style:style>
    <style:style style:name="P100" style:family="paragraph" style:parent-style-name="Heading_20_1">
      <style:paragraph-properties fo:break-before="page"/>
    </style:style>
    <style:style style:name="P101" style:family="paragraph" style:parent-style-name="Heading_20_3">
      <style:text-properties style:font-style-asian="normal" style:font-style-complex="normal"/>
    </style:style>
    <style:style style:name="P102" style:family="paragraph" style:parent-style-name="Heading_20_3">
      <style:text-properties officeooo:paragraph-rsid="002706f7"/>
    </style:style>
    <style:style style:name="P103" style:family="paragraph" style:parent-style-name="Heading_20_3">
      <style:text-properties officeooo:paragraph-rsid="00918711"/>
    </style:style>
    <style:style style:name="P104" style:family="paragraph" style:parent-style-name="Heading_20_3">
      <style:paragraph-properties fo:break-before="page"/>
    </style:style>
    <style:style style:name="P105" style:family="paragraph" style:parent-style-name="Heading_20_4">
      <style:text-properties officeooo:rsid="003b244f" officeooo:paragraph-rsid="003b244f"/>
    </style:style>
    <style:style style:name="P106" style:family="paragraph" style:parent-style-name="Heading_20_4">
      <style:text-properties officeooo:rsid="003e8725" officeooo:paragraph-rsid="003e8725"/>
    </style:style>
    <style:style style:name="P107" style:family="paragraph" style:parent-style-name="List_20_1">
      <style:text-properties officeooo:rsid="006f49b8" officeooo:paragraph-rsid="006f49b8"/>
    </style:style>
    <style:style style:name="P108" style:family="paragraph" style:parent-style-name="List_20_1">
      <style:text-properties officeooo:rsid="0068dddf" officeooo:paragraph-rsid="0068dddf"/>
    </style:style>
    <style:style style:name="P109" style:family="paragraph" style:parent-style-name="List_20_1">
      <style:text-properties officeooo:rsid="008310a8" officeooo:paragraph-rsid="008310a8"/>
    </style:style>
    <style:style style:name="P110" style:family="paragraph" style:parent-style-name="List_20_1" style:list-style-name="L7"/>
    <style:style style:name="P111" style:family="paragraph" style:parent-style-name="List_20_1">
      <style:text-properties officeooo:paragraph-rsid="004dfd2b"/>
    </style:style>
    <style:style style:name="P112" style:family="paragraph" style:parent-style-name="List_20_1">
      <style:text-properties officeooo:rsid="0038d579" officeooo:paragraph-rsid="0038d579"/>
    </style:style>
    <style:style style:name="P113" style:family="paragraph" style:parent-style-name="List_20_1">
      <style:text-properties officeooo:paragraph-rsid="0038d579"/>
    </style:style>
    <style:style style:name="P114" style:family="paragraph" style:parent-style-name="List_20_1">
      <style:text-properties officeooo:paragraph-rsid="0042e302"/>
    </style:style>
    <style:style style:name="P115" style:family="paragraph" style:parent-style-name="List_20_1">
      <style:text-properties officeooo:rsid="0042e302" officeooo:paragraph-rsid="0042e302"/>
    </style:style>
    <style:style style:name="P116" style:family="paragraph" style:parent-style-name="List_20_1">
      <style:text-properties officeooo:paragraph-rsid="004495ea"/>
    </style:style>
    <style:style style:name="P117" style:family="paragraph" style:parent-style-name="List_20_1">
      <style:text-properties officeooo:paragraph-rsid="0013ea2a"/>
    </style:style>
    <style:style style:name="P118" style:family="paragraph" style:parent-style-name="List_20_1_20_Cont." style:list-style-name="L4"/>
    <style:style style:name="P119" style:family="paragraph" style:parent-style-name="List_20_1_20_Cont.">
      <style:paragraph-properties fo:margin-left="12.51mm" fo:margin-right="0mm" fo:text-indent="-4mm" style:auto-text-indent="false"/>
    </style:style>
    <style:style style:name="P120" style:family="paragraph" style:parent-style-name="Option" style:list-style-name="L9"/>
    <style:style style:name="P121" style:family="paragraph" style:parent-style-name="List_20_1_20_Start" style:list-style-name="L1"/>
    <style:style style:name="P122" style:family="paragraph" style:parent-style-name="List_20_1_20_Start" style:list-style-name="L2"/>
    <style:style style:name="P123" style:family="paragraph" style:parent-style-name="List_20_1_20_Start" style:list-style-name="L4"/>
    <style:style style:name="P124" style:family="paragraph" style:parent-style-name="List_20_1_20_Start" style:list-style-name="L5">
      <style:text-properties officeooo:paragraph-rsid="006f49b8"/>
    </style:style>
    <style:style style:name="P125" style:family="paragraph" style:parent-style-name="List_20_1_20_Start" style:list-style-name="L6"/>
    <style:style style:name="P126" style:family="paragraph" style:parent-style-name="List_20_1_20_Start" style:list-style-name="L7"/>
    <style:style style:name="P127" style:family="paragraph" style:parent-style-name="List_20_1_20_Start">
      <style:text-properties officeooo:paragraph-rsid="0013ea2a"/>
    </style:style>
    <style:style style:name="P128" style:family="paragraph" style:parent-style-name="List_20_1_20_Start">
      <style:text-properties officeooo:rsid="0013ea2a" officeooo:paragraph-rsid="0014b6e1"/>
    </style:style>
    <style:style style:name="P129" style:family="paragraph" style:parent-style-name="List_20_1_20_Start" style:list-style-name="L10"/>
    <style:style style:name="P130" style:family="paragraph" style:parent-style-name="List_20_1_20_Start" style:list-style-name="L11"/>
    <style:style style:name="P131" style:family="paragraph" style:parent-style-name="List_20_1_20_Start">
      <style:paragraph-properties fo:margin-left="12.51mm" fo:margin-right="0mm" fo:text-indent="-4.06mm" style:auto-text-indent="false"/>
    </style:style>
    <style:style style:name="P132" style:family="paragraph" style:parent-style-name="Command_20_Start">
      <style:text-properties officeooo:paragraph-rsid="009816eb"/>
    </style:style>
    <style:style style:name="P133" style:family="paragraph" style:parent-style-name="List_20_1_20_End" style:list-style-name="L3"/>
    <style:style style:name="P134" style:family="paragraph" style:parent-style-name="List_20_1_20_End" style:list-style-name="L6">
      <style:text-properties officeooo:paragraph-rsid="00272990"/>
    </style:style>
    <style:style style:name="P135" style:family="paragraph" style:parent-style-name="List_20_1_20_End">
      <style:text-properties officeooo:rsid="0038d579" officeooo:paragraph-rsid="0038d579"/>
    </style:style>
    <style:style style:name="P136" style:family="paragraph" style:parent-style-name="List_20_1_20_End">
      <style:text-properties officeooo:paragraph-rsid="0013ea2a"/>
    </style:style>
    <style:style style:name="P137" style:family="paragraph" style:parent-style-name="List_20_1_20_End">
      <style:text-properties officeooo:rsid="0013ea2a" officeooo:paragraph-rsid="0013ea2a"/>
    </style:style>
    <style:style style:name="P138" style:family="paragraph" style:parent-style-name="List_20_1_20_End" style:list-style-name="L10"/>
    <style:style style:name="P139" style:family="paragraph" style:parent-style-name="List_20_1_20_End" style:list-style-name="L11"/>
    <style:style style:name="P140" style:family="paragraph" style:parent-style-name="List_20_1_20_End">
      <style:paragraph-properties fo:margin-left="12.51mm" fo:margin-right="0mm" fo:text-indent="-4mm" style:auto-text-indent="false"/>
    </style:style>
    <style:style style:name="P141" style:family="paragraph" style:parent-style-name="Command_20_Cont.">
      <style:text-properties officeooo:paragraph-rsid="0097b2f6"/>
    </style:style>
    <style:style style:name="P142" style:family="paragraph" style:parent-style-name="Command_20_End">
      <style:text-properties officeooo:paragraph-rsid="0098d308"/>
    </style:style>
    <style:style style:name="P143" style:family="paragraph" style:parent-style-name="Question">
      <style:text-properties officeooo:rsid="0037af8d" officeooo:paragraph-rsid="0037af8d"/>
    </style:style>
    <style:style style:name="P144" style:family="paragraph" style:parent-style-name="Question">
      <style:text-properties officeooo:rsid="008db1e9" officeooo:paragraph-rsid="008db1e9"/>
    </style:style>
    <style:style style:name="P145" style:family="paragraph" style:parent-style-name="Text_20_body_20_Start">
      <style:text-properties officeooo:paragraph-rsid="00935ac3"/>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officeooo:rsid="0073ad2a"/>
    </style:style>
    <style:style style:name="T69" style:family="text">
      <style:text-properties officeooo:rsid="00756d63"/>
    </style:style>
    <style:style style:name="T70" style:family="text">
      <style:text-properties officeooo:rsid="00762dd6"/>
    </style:style>
    <style:style style:name="T71" style:family="text">
      <style:text-properties officeooo:rsid="00766659"/>
    </style:style>
    <style:style style:name="T72" style:family="text">
      <style:text-properties officeooo:rsid="00766a47"/>
    </style:style>
    <style:style style:name="T73" style:family="text">
      <style:text-properties officeooo:rsid="007a1f5a"/>
    </style:style>
    <style:style style:name="T74" style:family="text">
      <style:text-properties officeooo:rsid="00813323"/>
    </style:style>
    <style:style style:name="T75" style:family="text">
      <style:text-properties officeooo:rsid="008310a8"/>
    </style:style>
    <style:style style:name="T76" style:family="text">
      <style:text-properties officeooo:rsid="0083e2e4"/>
    </style:style>
    <style:style style:name="T77" style:family="text">
      <style:text-properties officeooo:rsid="0084a069"/>
    </style:style>
    <style:style style:name="T78" style:family="text">
      <style:text-properties officeooo:rsid="00899f22"/>
    </style:style>
    <style:style style:name="T79" style:family="text">
      <style:text-properties officeooo:rsid="008a21a5"/>
    </style:style>
    <style:style style:name="T80" style:family="text">
      <style:text-properties officeooo:rsid="008bbbf4"/>
    </style:style>
    <style:style style:name="T81" style:family="text">
      <style:text-properties officeooo:rsid="008d2da1"/>
    </style:style>
    <style:style style:name="T82" style:family="text">
      <style:text-properties officeooo:rsid="008db1e9"/>
    </style:style>
    <style:style style:name="T83" style:family="text">
      <style:text-properties officeooo:rsid="008efcec"/>
    </style:style>
    <style:style style:name="T84" style:family="text">
      <style:text-properties officeooo:rsid="008f3087"/>
    </style:style>
    <style:style style:name="T85" style:family="text">
      <style:text-properties officeooo:rsid="0090410b"/>
    </style:style>
    <style:style style:name="T86" style:family="text">
      <style:text-properties officeooo:rsid="00918711"/>
    </style:style>
    <style:style style:name="T87" style:family="text">
      <style:text-properties officeooo:rsid="00935ac3"/>
    </style:style>
    <style:style style:name="T88" style:family="text">
      <style:text-properties officeooo:rsid="0093db33"/>
    </style:style>
    <style:style style:name="T89" style:family="text">
      <style:text-properties officeooo:rsid="00955ee9"/>
    </style:style>
    <style:style style:name="T90" style:family="text">
      <style:text-properties officeooo:rsid="0097b2f6"/>
    </style:style>
    <style:style style:name="T91" style:family="text">
      <style:text-properties officeooo:rsid="009816eb"/>
    </style:style>
    <style:style style:name="T92"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0">1</text:span></text:p>
      <text:p text:style-name="P4">© 2007-201<text:span text:style-name="T84">8</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89"><text:a xlink:type="simple" xlink:href="#__RefHeading__31345316" text:style-name="Index_20_Link" text:visited-style-name="Index_20_Link">Overview<text:tab/>5</text:a></text:p>
          <text:p text:style-name="P83"><text:a xlink:type="simple" xlink:href="#__RefHeading__16232_1510295094" text:style-name="Index_20_Link" text:visited-style-name="Index_20_Link">Features<text:tab/>5</text:a></text:p>
          <text:p text:style-name="P83"><text:a xlink:type="simple" xlink:href="#__RefHeading__16234_1510295094" text:style-name="Index_20_Link" text:visited-style-name="Index_20_Link">Requirements<text:tab/>5</text:a></text:p>
          <text:p text:style-name="P83"><text:a xlink:type="simple" xlink:href="#__RefHeading__16236_1510295094" text:style-name="Index_20_Link" text:visited-style-name="Index_20_Link">Supported entry types<text:tab/>6</text:a></text:p>
          <text:p text:style-name="P89"><text:a xlink:type="simple" xlink:href="#__RefHeading__16238_1510295094" text:style-name="Index_20_Link" text:visited-style-name="Index_20_Link">Installation<text:tab/>7</text:a></text:p>
          <text:p text:style-name="P83"><text:a xlink:type="simple" xlink:href="#__RefHeading__16240_1510295094" text:style-name="Index_20_Link" text:visited-style-name="Index_20_Link">Packages<text:tab/>7</text:a></text:p>
          <text:p text:style-name="P83"><text:a xlink:type="simple" xlink:href="#__RefHeading__31496503" text:style-name="Index_20_Link" text:visited-style-name="Index_20_Link">Network connection key files<text:tab/>7</text:a></text:p>
          <text:p text:style-name="P89"><text:a xlink:type="simple" xlink:href="#__RefHeading__16242_1510295094" text:style-name="Index_20_Link" text:visited-style-name="Index_20_Link">Usage<text:tab/>8</text:a></text:p>
          <text:p text:style-name="P83"><text:a xlink:type="simple" xlink:href="#__RefHeading__16244_1510295094" text:style-name="Index_20_Link" text:visited-style-name="Index_20_Link">Creating archives<text:tab/>9</text:a></text:p>
          <text:p text:style-name="P85"><text:a xlink:type="simple" xlink:href="#__RefHeading__16246_1510295094" text:style-name="Index_20_Link" text:visited-style-name="Index_20_Link">File archives<text:tab/>9</text:a></text:p>
          <text:p text:style-name="P85"><text:a xlink:type="simple" xlink:href="#__RefHeading__16248_1510295094" text:style-name="Index_20_Link" text:visited-style-name="Index_20_Link">Image archives<text:tab/>10</text:a></text:p>
          <text:p text:style-name="P83"><text:a xlink:type="simple" xlink:href="#__RefHeading__16250_1510295094" text:style-name="Index_20_Link" text:visited-style-name="Index_20_Link">List archives and directory content<text:tab/>10</text:a></text:p>
          <text:p text:style-name="P83"><text:a xlink:type="simple" xlink:href="#__RefHeading__16252_1510295094" text:style-name="Index_20_Link" text:visited-style-name="Index_20_Link">Test archives<text:tab/>11</text:a></text:p>
          <text:p text:style-name="P83"><text:a xlink:type="simple" xlink:href="#__RefHeading__16254_1510295094" text:style-name="Index_20_Link" text:visited-style-name="Index_20_Link">Compare archives<text:tab/>11</text:a></text:p>
          <text:p text:style-name="P83"><text:a xlink:type="simple" xlink:href="#__RefHeading__16256_1510295094" text:style-name="Index_20_Link" text:visited-style-name="Index_20_Link">Extract archives<text:tab/>12</text:a></text:p>
          <text:p text:style-name="P83"><text:a xlink:type="simple" xlink:href="#__RefHeading__12718_1965121651" text:style-name="Index_20_Link" text:visited-style-name="Index_20_Link">Convert archives<text:tab/>12</text:a></text:p>
          <text:p text:style-name="P83"><text:a xlink:type="simple" xlink:href="#__RefHeading__16258_1510295094" text:style-name="Index_20_Link" text:visited-style-name="Index_20_Link">Incremental/Differential archives<text:tab/>12</text:a></text:p>
          <text:p text:style-name="P83"><text:a xlink:type="simple" xlink:href="#__RefHeading__16260_1510295094" text:style-name="Index_20_Link" text:visited-style-name="Index_20_Link">Compress archives<text:tab/>14</text:a></text:p>
          <text:p text:style-name="P83"><text:a xlink:type="simple" xlink:href="#__RefHeading__16262_1510295094" text:style-name="Index_20_Link" text:visited-style-name="Index_20_Link">Encrypt archives<text:tab/>15</text:a></text:p>
          <text:p text:style-name="P85"><text:a xlink:type="simple" xlink:href="#__RefHeading__16264_1510295094" text:style-name="Index_20_Link" text:visited-style-name="Index_20_Link">Asymmetric encryption<text:tab/>15</text:a></text:p>
          <text:p text:style-name="P83"><text:a xlink:type="simple" xlink:href="#__RefHeading__29676110" text:style-name="Index_20_Link" text:visited-style-name="Index_20_Link">Split archives<text:tab/>16</text:a></text:p>
          <text:p text:style-name="P83"><text:a xlink:type="simple" xlink:href="#__RefHeading__16266_1510295094" text:style-name="Index_20_Link" text:visited-style-name="Index_20_Link">Store archives<text:tab/>17</text:a></text:p>
          <text:p text:style-name="P85"><text:a xlink:type="simple" xlink:href="#__RefHeading__31224310" text:style-name="Index_20_Link" text:visited-style-name="Index_20_Link">File system<text:tab/>17</text:a></text:p>
          <text:p text:style-name="P85"><text:a xlink:type="simple" xlink:href="#__RefHeading__33452803" text:style-name="Index_20_Link" text:visited-style-name="Index_20_Link">Remote server (FTP/SCP/SFTP/WebDAV)<text:tab/>17</text:a></text:p>
          <text:p text:style-name="P85"><text:a xlink:type="simple" xlink:href="#__RefHeading__16268_1510295094" text:style-name="Index_20_Link" text:visited-style-name="Index_20_Link">CD/DVD/BD<text:tab/>18</text:a></text:p>
          <text:p text:style-name="P85"><text:a xlink:type="simple" xlink:href="#__RefHeading__33455003" text:style-name="Index_20_Link" text:visited-style-name="Index_20_Link">Device<text:tab/>19</text:a></text:p>
          <text:p text:style-name="P89"><text:a xlink:type="simple" xlink:href="#__RefHeading__29694130" text:style-name="Index_20_Link" text:visited-style-name="Index_20_Link">Server<text:tab/>19</text:a></text:p>
          <text:p text:style-name="P83"><text:a xlink:type="simple" xlink:href="#__RefHeading__16270_1510295094" text:style-name="Index_20_Link" text:visited-style-name="Index_20_Link">Daemon<text:tab/>19</text:a></text:p>
          <text:p text:style-name="P85"><text:a xlink:type="simple" xlink:href="#__RefHeading__7119_1531997487" text:style-name="Index_20_Link" text:visited-style-name="Index_20_Link">Ports<text:tab/>20</text:a></text:p>
          <text:p text:style-name="P85"><text:a xlink:type="simple" xlink:href="#__RefHeading__6783_1531997487" text:style-name="Index_20_Link" text:visited-style-name="Index_20_Link">Firewall<text:tab/>20</text:a></text:p>
          <text:p text:style-name="P83"><text:a xlink:type="simple" xlink:href="#__RefHeading__16272_1510295094" text:style-name="Index_20_Link" text:visited-style-name="Index_20_Link">Database<text:tab/>20</text:a></text:p>
          <text:p text:style-name="P85"><text:a xlink:type="simple" xlink:href="#__RefHeading__8614_961238848" text:style-name="Index_20_Link" text:visited-style-name="Index_20_Link">bar-sqlite3<text:tab/>21</text:a></text:p>
          <text:p text:style-name="P83"><text:a xlink:type="simple" xlink:href="#__RefHeading__30626103" text:style-name="Index_20_Link" text:visited-style-name="Index_20_Link">Graphical front end<text:tab/>22</text:a></text:p>
          <text:p text:style-name="P85"><text:a xlink:type="simple" xlink:href="#__RefHeading__16274_1510295094" text:style-name="Index_20_Link" text:visited-style-name="Index_20_Link">Status tab<text:tab/>23</text:a></text:p>
          <text:p text:style-name="P85"><text:a xlink:type="simple" xlink:href="#__RefHeading__16276_1510295094" text:style-name="Index_20_Link" text:visited-style-name="Index_20_Link">Jobs tab<text:tab/>23</text:a></text:p>
          <text:p text:style-name="P86"><text:a xlink:type="simple" xlink:href="#__RefHeading__16278_1510295094" text:style-name="Index_20_Link" text:visited-style-name="Index_20_Link">Entries<text:tab/>24</text:a></text:p>
          <text:p text:style-name="P86"><text:a xlink:type="simple" xlink:href="#__RefHeading__16280_1510295094" text:style-name="Index_20_Link" text:visited-style-name="Index_20_Link">Images<text:tab/>24</text:a></text:p>
          <text:p text:style-name="P86"><text:a xlink:type="simple" xlink:href="#__RefHeading__16282_1510295094" text:style-name="Index_20_Link" text:visited-style-name="Index_20_Link">Filters &amp; Mounts<text:tab/>25</text:a></text:p>
          <text:p text:style-name="P86"><text:a xlink:type="simple" xlink:href="#__RefHeading__30546110" text:style-name="Index_20_Link" text:visited-style-name="Index_20_Link">Storage<text:tab/>26</text:a></text:p>
          <text:p text:style-name="P86"><text:a xlink:type="simple" xlink:href="#__RefHeading__14185_608817561" text:style-name="Index_20_Link" text:visited-style-name="Index_20_Link">Scripts<text:tab/>28</text:a></text:p>
          <text:p text:style-name="P86"><text:a xlink:type="simple" xlink:href="#__RefHeading__16284_1510295094" text:style-name="Index_20_Link" text:visited-style-name="Index_20_Link">Schedule<text:tab/>28</text:a></text:p>
          <text:p text:style-name="P85"><text:a xlink:type="simple" xlink:href="#__RefHeading__16286_1510295094" text:style-name="Index_20_Link" text:visited-style-name="Index_20_Link">Restore tab<text:tab/>29</text:a></text:p>
          <text:p text:style-name="P85"><text:a xlink:type="simple" xlink:href="#__RefHeading__12251_695893263" text:style-name="Index_20_Link" text:visited-style-name="Index_20_Link">Server settings<text:tab/>32</text:a></text:p>
          <text:p text:style-name="P86"><text:a xlink:type="simple" xlink:href="#__RefHeading__12253_695893263" text:style-name="Index_20_Link" text:visited-style-name="Index_20_Link">General<text:tab/>32</text:a></text:p>
          <text:p text:style-name="P86"><text:a xlink:type="simple" xlink:href="#__RefHeading__12255_695893263" text:style-name="Index_20_Link" text:visited-style-name="Index_20_Link">Servers<text:tab/>32</text:a></text:p>
          <text:p text:style-name="P86"><text:a xlink:type="simple" xlink:href="#__RefHeading__12257_695893263" text:style-name="Index_20_Link" text:visited-style-name="Index_20_Link">Commands<text:tab/>33</text:a></text:p>
          <text:p text:style-name="P86"><text:a xlink:type="simple" xlink:href="#__RefHeading__12259_695893263" text:style-name="Index_20_Link" text:visited-style-name="Index_20_Link">Verbosity &amp; Log<text:tab/>34</text:a></text:p>
          <text:p text:style-name="P89"><text:a xlink:type="simple" xlink:href="#__RefHeading__16288_1510295094" text:style-name="Index_20_Link" text:visited-style-name="Index_20_Link">Use cases<text:tab/>35</text:a></text:p>
          <text:p text:style-name="P83"><text:a xlink:type="simple" xlink:href="#__RefHeading__15954_1674148630" text:style-name="Index_20_Link" text:visited-style-name="Index_20_Link">a) Normal backup<text:tab/>35</text:a></text:p>
          <text:p text:style-name="P83"><text:soft-page-break/><text:a xlink:type="simple" xlink:href="#__RefHeading__15956_1674148630" text:style-name="Index_20_Link" text:visited-style-name="Index_20_Link">b) Full daily backup with time schedule<text:tab/>35</text:a></text:p>
          <text:p text:style-name="P83"><text:a xlink:type="simple" xlink:href="#__RefHeading__15958_1674148630" text:style-name="Index_20_Link" text:visited-style-name="Index_20_Link">c) Full weekly backup with time schedule and daily incremental backup<text:tab/>35</text:a></text:p>
          <text:p text:style-name="P83"><text:a xlink:type="simple" xlink:href="#__RefHeading__15960_1674148630" text:style-name="Index_20_Link" text:visited-style-name="Index_20_Link">d) Full weekly backup with daily incremental and continuous backup<text:tab/>36</text:a></text:p>
          <text:p text:style-name="P83"><text:a xlink:type="simple" xlink:href="#__RefHeading__15962_1674148630" text:style-name="Index_20_Link" text:visited-style-name="Index_20_Link">e) Restore single file or directory<text:tab/>36</text:a></text:p>
          <text:p text:style-name="P83"><text:a xlink:type="simple" xlink:href="#__RefHeading__15964_1674148630" text:style-name="Index_20_Link" text:visited-style-name="Index_20_Link">f) Restore full backup<text:tab/>36</text:a></text:p>
          <text:p text:style-name="P89"><text:a xlink:type="simple" xlink:href="#__RefHeading__15744_1674148630" text:style-name="Index_20_Link" text:visited-style-name="Index_20_Link">Appendix<text:tab/>37</text:a></text:p>
          <text:p text:style-name="P83"><text:a xlink:type="simple" xlink:href="#__RefHeading__8616_961238848" text:style-name="Index_20_Link" text:visited-style-name="Index_20_Link">Tools<text:tab/>37</text:a></text:p>
          <text:p text:style-name="P83"><text:a xlink:type="simple" xlink:href="#__RefHeading__30604910" text:style-name="Index_20_Link" text:visited-style-name="Index_20_Link">Archive file name macros<text:tab/>37</text:a></text:p>
          <text:p text:style-name="P83"><text:a xlink:type="simple" xlink:href="#__RefHeading__27593402" text:style-name="Index_20_Link" text:visited-style-name="Index_20_Link">BAR command line options summary<text:tab/>39</text:a></text:p>
          <text:p text:style-name="P85"><text:a xlink:type="simple" xlink:href="#__RefHeading__16290_1510295094" text:style-name="Index_20_Link" text:visited-style-name="Index_20_Link">Basic commands<text:tab/>39</text:a></text:p>
          <text:p text:style-name="P85"><text:a xlink:type="simple" xlink:href="#__RefHeading__16292_1510295094" text:style-name="Index_20_Link" text:visited-style-name="Index_20_Link">Include/Exclude files<text:tab/>40</text:a></text:p>
          <text:p text:style-name="P85"><text:a xlink:type="simple" xlink:href="#__RefHeading__16294_1510295094" text:style-name="Index_20_Link" text:visited-style-name="Index_20_Link">Incremental/Differential archives<text:tab/>41</text:a></text:p>
          <text:p text:style-name="P85"><text:a xlink:type="simple" xlink:href="#__RefHeading__16296_1510295094" text:style-name="Index_20_Link" text:visited-style-name="Index_20_Link">Compression<text:tab/>41</text:a></text:p>
          <text:p text:style-name="P85"><text:a xlink:type="simple" xlink:href="#__RefHeading__16298_1510295094" text:style-name="Index_20_Link" text:visited-style-name="Index_20_Link">Encryption<text:tab/>45</text:a></text:p>
          <text:p text:style-name="P85"><text:a xlink:type="simple" xlink:href="#__RefHeading__29665410" text:style-name="Index_20_Link" text:visited-style-name="Index_20_Link">Splitting<text:tab/>46</text:a></text:p>
          <text:p text:style-name="P85"><text:a xlink:type="simple" xlink:href="#__RefHeading__31202610" text:style-name="Index_20_Link" text:visited-style-name="Index_20_Link">Storage<text:tab/>46</text:a></text:p>
          <text:p text:style-name="P86"><text:a xlink:type="simple" xlink:href="#__RefHeading__16300_1510295094" text:style-name="Index_20_Link" text:visited-style-name="Index_20_Link">File<text:tab/>46</text:a></text:p>
          <text:p text:style-name="P86"><text:a xlink:type="simple" xlink:href="#__RefHeading__33495803" text:style-name="Index_20_Link" text:visited-style-name="Index_20_Link">FTP<text:tab/>47</text:a></text:p>
          <text:p text:style-name="P86"><text:a xlink:type="simple" xlink:href="#__RefHeading__33496803" text:style-name="Index_20_Link" text:visited-style-name="Index_20_Link">SSH<text:tab/>47</text:a></text:p>
          <text:p text:style-name="P86"><text:a xlink:type="simple" xlink:href="#__RefHeading__16302_1510295094" text:style-name="Index_20_Link" text:visited-style-name="Index_20_Link">SCP<text:tab/>48</text:a></text:p>
          <text:p text:style-name="P86"><text:a xlink:type="simple" xlink:href="#__RefHeading__16304_1510295094" text:style-name="Index_20_Link" text:visited-style-name="Index_20_Link">SFTP<text:tab/>48</text:a></text:p>
          <text:p text:style-name="P86"><text:a xlink:type="simple" xlink:href="#__RefHeading__7767_909302912" text:style-name="Index_20_Link" text:visited-style-name="Index_20_Link">WebDAV<text:tab/>48</text:a></text:p>
          <text:p text:style-name="P86"><text:a xlink:type="simple" xlink:href="#__RefHeading__16306_1510295094" text:style-name="Index_20_Link" text:visited-style-name="Index_20_Link">CD/DVD/BD<text:tab/>49</text:a></text:p>
          <text:p text:style-name="P86"><text:a xlink:type="simple" xlink:href="#__RefHeading__33501503" text:style-name="Index_20_Link" text:visited-style-name="Index_20_Link">Device<text:tab/>51</text:a></text:p>
          <text:p text:style-name="P85"><text:a xlink:type="simple" xlink:href="#__RefHeading__16308_1510295094" text:style-name="Index_20_Link" text:visited-style-name="Index_20_Link">Restore<text:tab/>52</text:a></text:p>
          <text:p text:style-name="P85"><text:a xlink:type="simple" xlink:href="#__RefHeading__16310_1510295094" text:style-name="Index_20_Link" text:visited-style-name="Index_20_Link">Server<text:tab/>52</text:a></text:p>
          <text:p text:style-name="P85"><text:a xlink:type="simple" xlink:href="#__RefHeading__13949_1679799926" text:style-name="Index_20_Link" text:visited-style-name="Index_20_Link">Index database<text:tab/>54</text:a></text:p>
          <text:p text:style-name="P85"><text:a xlink:type="simple" xlink:href="#__RefHeading__10437_873480820" text:style-name="Index_20_Link" text:visited-style-name="Index_20_Link">Continuous database<text:tab/>55</text:a></text:p>
          <text:p text:style-name="P85"><text:a xlink:type="simple" xlink:href="#__RefHeading__13951_1679799926" text:style-name="Index_20_Link" text:visited-style-name="Index_20_Link">Logging<text:tab/>55</text:a></text:p>
          <text:p text:style-name="P85"><text:a xlink:type="simple" xlink:href="#__RefHeading__16312_1510295094" text:style-name="Index_20_Link" text:visited-style-name="Index_20_Link">Miscellaneous<text:tab/>56</text:a></text:p>
          <text:p text:style-name="P83"><text:a xlink:type="simple" xlink:href="#__RefHeading__16314_1510295094" text:style-name="Index_20_Link" text:visited-style-name="Index_20_Link">BAR configuration and job files<text:tab/>59</text:a></text:p>
          <text:p text:style-name="P85"><text:a xlink:type="simple" xlink:href="#__RefHeading__16316_1510295094" text:style-name="Index_20_Link" text:visited-style-name="Index_20_Link">Additional configuration entries<text:tab/>59</text:a></text:p>
          <text:p text:style-name="P85"><text:a xlink:type="simple" xlink:href="#__RefHeading__16318_1510295094" text:style-name="Index_20_Link" text:visited-style-name="Index_20_Link">Block configuration entries<text:tab/>60</text:a></text:p>
          <text:p text:style-name="P86"><text:a xlink:type="simple" xlink:href="#__RefHeading__14674_1674148630" text:style-name="Index_20_Link" text:visited-style-name="Index_20_Link">File server<text:tab/>61</text:a></text:p>
          <text:p text:style-name="P86"><text:a xlink:type="simple" xlink:href="#__RefHeading__16320_1510295094" text:style-name="Index_20_Link" text:visited-style-name="Index_20_Link">FTP server<text:tab/>61</text:a></text:p>
          <text:p text:style-name="P86"><text:a xlink:type="simple" xlink:href="#__RefHeading__16322_1510295094" text:style-name="Index_20_Link" text:visited-style-name="Index_20_Link">SSH/SCP/SFTP server<text:tab/>61</text:a></text:p>
          <text:p text:style-name="P86"><text:a xlink:type="simple" xlink:href="#__RefHeading__9029_1272517093" text:style-name="Index_20_Link" text:visited-style-name="Index_20_Link">WebDAV server<text:tab/>61</text:a></text:p>
          <text:p text:style-name="P86"><text:a xlink:type="simple" xlink:href="#__RefHeading__9031_1272517093" text:style-name="Index_20_Link" text:visited-style-name="Index_20_Link">Device<text:tab/>62</text:a></text:p>
          <text:p text:style-name="P86"><text:a xlink:type="simple" xlink:href="#__RefHeading__9033_1272517093" text:style-name="Index_20_Link" text:visited-style-name="Index_20_Link">Schedule<text:tab/>62</text:a></text:p>
          <text:p text:style-name="P85"><text:a xlink:type="simple" xlink:href="#__RefHeading__16326_1510295094" text:style-name="Index_20_Link" text:visited-style-name="Index_20_Link">Example configuration file<text:tab/>63</text:a></text:p>
          <text:p text:style-name="P83"><text:a xlink:type="simple" xlink:href="#__RefHeading__32474025" text:style-name="Index_20_Link" text:visited-style-name="Index_20_Link">BARControl command line options summary<text:tab/>64</text:a></text:p>
          <text:p text:style-name="P83"><text:a xlink:type="simple" xlink:href="#__RefHeading__16328_1510295094" text:style-name="Index_20_Link" text:visited-style-name="Index_20_Link">BARControl configuration file<text:tab/>66</text:a></text:p>
          <text:p text:style-name="P83"><text:a xlink:type="simple" xlink:href="#__RefHeading__16330_1510295094" text:style-name="Index_20_Link" text:visited-style-name="Index_20_Link">Exit codes<text:tab/>66</text:a></text:p>
          <text:p text:style-name="P83"><text:a xlink:type="simple" xlink:href="#__RefHeading__29596110" text:style-name="Index_20_Link" text:visited-style-name="Index_20_Link">Archive file format<text:tab/>67</text:a></text:p>
          <text:p text:style-name="P83"><text:a xlink:type="simple" xlink:href="#__RefHeading__35624716" text:style-name="Index_20_Link" text:visited-style-name="Index_20_Link">Compilation<text:tab/>67</text:a></text:p>
          <text:p text:style-name="P83"><text:a xlink:type="simple" xlink:href="#__RefHeading__16332_1510295094" text:style-name="Index_20_Link" text:visited-style-name="Index_20_Link">Development<text:tab/>71</text:a></text:p>
          <text:p text:style-name="P89"><text:a xlink:type="simple" xlink:href="#__RefHeading__31406103" text:style-name="Index_20_Link" text:visited-style-name="Index_20_Link">Frequently asked questions<text:tab/>71</text:a></text:p>
          <text:p text:style-name="P89"><text:a xlink:type="simple" xlink:href="#__RefHeading__16334_1510295094" text:style-name="Index_20_Link" text:visited-style-name="Index_20_Link">Contact and bug reports<text:tab/>77</text:a></text:p>
          <text:p text:style-name="P89"><text:a xlink:type="simple" xlink:href="#__RefHeading__16336_1510295094" text:style-name="Index_20_Link" text:visited-style-name="Index_20_Link">License<text:tab/>78</text:a></text:p>
          <text:p text:style-name="P89"><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8">Figure 1: Graphical front end main window (status tab)<text:tab/>22</text:p>
          <text:p text:style-name="P88">Figure 2: Entries<text:tab/>24</text:p>
          <text:p text:style-name="P88">Figure 3: Images<text:tab/>25</text:p>
          <text:p text:style-name="P88">Figure 4: Filters and mounts<text:tab/>26</text:p>
          <text:p text:style-name="P88">Figure 5: Storage<text:tab/>26</text:p>
          <text:p text:style-name="P88">Figure 6: Archive name editor<text:tab/>27</text:p>
          <text:p text:style-name="P88">Figure 7: Scripts<text:tab/>28</text:p>
          <text:p text:style-name="P88">Figure 8: Scheduler<text:tab/>29</text:p>
          <text:p text:style-name="P88">Figure 9: Restoring files<text:tab/>30</text:p>
          <text:p text:style-name="P88">Figure 10: Restore dialog<text:tab/>31</text:p>
          <text:p text:style-name="P88">Figure 11: Server general settings<text:tab/>32</text:p>
          <text:p text:style-name="P88">Figure 12: Servers settings<text:tab/>33</text:p>
          <text:p text:style-name="P88">Figure 13: Server command settings<text:tab/>34</text:p>
          <text:p text:style-name="P88">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7">Table 1: Supported entries<text:tab/>7</text:p>
          <text:p text:style-name="P87">Table 2: Certificates and key files<text:tab/>8</text:p>
          <text:p text:style-name="P87">Table 3: Archive part and medium sizes<text:tab/>19</text:p>
          <text:p text:style-name="P87">Table 4: Server ports<text:tab/>20</text:p>
          <text:p text:style-name="P87">Table 5: Archive file name macros<text:tab/>38</text:p>
          <text:p text:style-name="P87">Table 6: Pattern types<text:tab/>40</text:p>
          <text:p text:style-name="P87">Table 7: Compression algorithms<text:tab/>44</text:p>
          <text:p text:style-name="P87">Table 8: Encryption algorithms<text:tab/>45</text:p>
          <text:p text:style-name="P87">Table 9: Log information types<text:tab/>55</text:p>
          <text:p text:style-name="P87">Table 10: Verbosity levels<text:tab/>58</text:p>
          <text:p text:style-name="P87">Table 11: BAR exit codes<text:tab/>66</text:p>
          <text:p text:style-name="P87">Table 12: Compilation packages<text:tab/>69</text:p>
          <text:p text:style-name="P87">Table 13: Tests<text:tab/>70</text:p>
        </text:index-body>
      </text:table-index>
      <text:p text:style-name="Text_20_body"/>
      <text:h text:style-name="P99" text:outline-level="1"/>
      <text:h text:style-name="P100"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5596607058865372947" text:style-name="L1">
        <text:list-item>
          <text:p text:style-name="P121">create, list, test, compare and extract archives of files and disk images,</text:p>
        </text:list-item>
      </text:list>
      <text:list xml:id="list1250892392033384674"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76">Zst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915883451625074246" text:style-name="L2">
        <text:list-item>
          <text:p text:style-name="P122">glibc 2.3.2 or higher</text:p>
        </text:list-item>
      </text:list>
      <text:list xml:id="list103147912793507" text:continue-list="list1250892392033384674" text:style-name="List_20_1">
        <text:list-item>
          <text:p text:style-name="List_20_1"><text:span text:style-name="Name">BAR</text:span> binary</text:p>
        </text:list-item>
      </text:list>
      <text:list xml:id="list4024428282451017794" text:style-name="L3">
        <text:list-item>
          <text:p text:style-name="P13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5036174133275894504" text:style-name="L4">
        <text:list-item>
          <text:p text:style-name="P123">cdrecord [<text:reference-ref text:reference-format="text" text:ref-name="cdrtools">cdrtools</text:reference-ref>]</text:p>
        </text:list-item>
      </text:list>
      <text:list xml:id="list103148866864176" text:continue-list="list103147912793507" text:style-name="List_20_1">
        <text:list-item>
          <text:p text:style-name="List_20_1">growisofs [<text:reference-ref text:reference-format="text" text:ref-name="growisofs">growisofs</text:reference-ref>]</text:p>
        </text:list-item>
      </text:list>
      <text:list xml:id="list103149198765463" text:continue-list="list5036174133275894504" text:style-name="L4">
        <text:list-item>
          <text:p text:style-name="P118">mkisofs, <text:span text:style-name="T61">dvd+rw-format</text:span> [<text:reference-ref text:reference-format="text" text:ref-name="dvd+rw-tools">dvd+rw-tools</text:reference-ref>]</text:p>
        </text:list-item>
      </text:list>
      <text:list xml:id="list103147693098564" text:continue-list="list103148866864176"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6420821162193724940" text:style-name="L5">
        <text:list-item>
          <text:p text:style-name="P124">C/<text:span text:style-name="T65">C++</text:span> development environment with gcc, <text:span text:style-name="T64">g++</text:span></text:p>
        </text:list-item>
      </text:list>
      <text:list xml:id="list103148752237270" text:continue-list="list103147693098564" text:style-name="List_20_1">
        <text:list-item>
          <text:p text:style-name="List_20_1">GNU make</text:p>
        </text:list-item>
        <text:list-item>
          <text:p text:style-name="List_20_1">m4</text:p>
        </text:list-item>
        <text:list-item>
          <text:p text:style-name="P107">xgettext</text:p>
        </text:list-item>
        <text:list-item>
          <text:p text:style-name="List_20_1">perl</text:p>
        </text:list-item>
        <text:list-item>
          <text:p text:style-name="P108">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03148813826230"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09"><text:span text:style-name="T76">Z</text:span>std library [<text:reference-ref text:reference-format="text" text:ref-name="Zstd">Zst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0</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70</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35">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9</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1</text:bookmark-ref>.</text:p>
      <text:p text:style-name="Text_20_body_20_Start">The following nomenclature is used in the following sections:</text:p>
      <text:list xml:id="list7077035220599038854" text:style-name="L6">
        <text:list-item>
          <text:p text:style-name="P125"><text:bookmark-start text:name="__DdeLink__11097_1674148630"/>&lt;name&gt; stay for a parameter, e. g. a name or some text,</text:p>
        </text:list-item>
      </text:list>
      <text:list xml:id="list103148723641118" text:continue-list="list103148813826230"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03147312568787" text:continue-list="list7077035220599038854" text:style-name="L6">
        <text:list-item>
          <text:p text:style-name="P134">&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03148807774855" text:continue-list="list10314872364111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7613354185483778834" text:style-name="L7">
        <text:list-item>
          <text:p text:style-name="P126">ext2</text:p>
        </text:list-item>
      </text:list>
      <text:list xml:id="list103148661704121" text:continue-list="list103148807774855"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03148227076274" text:continue-list="list7613354185483778834" text:style-name="L7">
        <text:list-item>
          <text:p text:style-name="P110">ext4</text:p>
        </text:list-item>
      </text:list>
      <text:p text:style-name="Text_20_body_20_Start">Experimental, but no longer supported files systems are:</text:p>
      <text:list xml:id="list103148829504989" text:continue-numbering="true" text:style-name="L7">
        <text:list-item>
          <text:p text:style-name="P110">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1">one or all of the</text:span> following par<text:span text:style-name="T71">a</text:span>meters <text:span text:style-name="T71">of existing archives</text:span>:</text:p>
      <text:list xml:id="list103149087083038" text:continue-list="list103148661704121" text:style-name="List_20_1">
        <text:list-item>
          <text:p text:style-name="List_20_1_20_Start"><text:span text:style-name="T88">byte compress</text:span> algorithm</text:p>
        </text:list-item>
        <text:list-item>
          <text:p text:style-name="List_20_1">crypt <text:span text:style-name="T88">algorithm</text:span></text:p>
        </text:list-item>
        <text:list-item>
          <text:p text:style-name="List_20_1"><text:span text:style-name="T88">crypt password</text:span></text:p>
        </text:list-item>
        <text:list-item>
          <text:p text:style-name="List_20_1">crypt key</text:p>
        </text:list-item>
        <text:list-item>
          <text:p text:style-name="List_20_1">comment</text:p>
        </text:list-item>
        <text:list-item>
          <text:p text:style-name="List_20_1_20_End">signature</text:p>
        </text:list-item>
      </text:list>
      <text:p text:style-name="P96">The archives are read and the content is re-encrypted and byte compressed with the new given settings. <text:span text:style-name="T72">To set a new password or key see option ‑‑</text:span><text:span text:style-name="Option"><text:span text:style-name="T72">crypt-new-password</text:span></text:span><text:span text:style-name="T72">.</text:span></text:p>
      <text:p text:style-name="Note">Note:<text:tab/>if an archive is encrypted the <text:span text:style-name="T89">old </text:span>encryption password and <text:span text:style-name="T89">old private </text:span>key is required to change some setting.</text:p>
      <text:p text:style-name="Note">Note:<text:tab/>to change the signature of an <text:span text:style-name="T89">existing </text:span>archive the old public signature key is required or the option <text:span text:style-name="Option"><text:span text:style-name="T72">‑‑</text:span></text:span><text:span text:style-name="Option">skip-verify-signatures</text:span> have to be used.</text:p>
      <text:p text:style-name="Text_20_body_20_Start">Examples:</text:p>
      <text:p text:style-name="Command_20_Start">bar ‑‑convert home.bar ‑‑compress-<text:span text:style-name="T90">algorithm=</text:span>lz4-16</text:p>
      <text:p text:style-name="Command_20_Cont.">bar ‑‑convert home.bar ‑‑<text:span text:style-name="T90">crypt-algorithm=AES192 ‑‑crypt-password=secret</text:span></text:p>
      <text:p text:style-name="P141">bar ‑‑convert home.bar ‑‑<text:span text:style-name="T90">crypt-algorithm=CAMELLIA256 ‑‑crypt-password=secret ‑‑crypt-new-password=new-secret</text:span></text:p>
      <text:p text:style-name="Command_20_Cont.">bar ‑‑convert home.bar ‑‑<text:span text:style-name="T90">comment='some text'</text:span></text:p>
      <text:p text:style-name="Command_20_End">bar ‑‑convert home.bar ‑‑<text:span text:style-name="T90">signature-private-key=signature-key.private ‑‑signature-public-key=new-signature-key.public</text:span></text:p>
      <text:h text:style-name="Heading_20_2" text:outline-level="2"><text:bookmark-start text:name="__RefHeading__16258_1510295094"/><text:soft-page-break/><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03148380353581"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67">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33">&lt;path&gt;/&lt;archive name&gt;&lt;date&gt;&lt;number&gt;.bar</text:p>
      <text:p text:style-name="Text_20_body_20_Start">will create an incremental data file with the name</text:p>
      <text:p text:style-name="P34">&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6">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33">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oft-page-break/><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03147599426862"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7</text:sequence-ref>).</text:p>
      <text:p text:style-name="Text_20_body"><text:soft-page-break/>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4">The pass phrase is read from the console if required</text:span><text:span text:style-name="T74"><text:note text:id="ftn2" text:note-class="footnote"><text:note-citation>2</text:note-citation><text:note-body><text:p text:style-name="P52">If the environment variable SSH_ASKPASS is set to an execute this executed is called to enter the password.</text:p></text:note-body></text:note></text:span><text:span text:style-name="T74">.</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8</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text:soft-page-break/>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p text:style-name="Text_20_body_20_Start">Examples:</text:p>
      <text:p text:style-name="P132">bar ‑‑create home.bar /home –<text:span text:style-name="T91">crypt</text:span>-algorithm=<text:span text:style-name="T91">AES256 ‑‑crypt-password=secret</text:span></text:p>
      <text:p text:style-name="P142">bar ‑‑create home.bar /home -z <text:span text:style-name="T91">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text:soft-page-break/>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4255496"/><text:alphabetical-index-mark-start text:id="IMark190688616"/>URI<text:alphabetical-index-mark-end text:id="IMark190688616"/><text:alphabetical-index-mark-end text:id="IMark7425549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text:soft-page-break/>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70">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71"><text:soft-page-break/>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4</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P97" text:outline-level="2"><text:soft-page-break/>Master and Slave</text:h>
      <text:p text:style-name="P27">Several instances of a <text:span text:style-name="Name">BAR</text:span> server can run on different computers. A single instance can be declared as the “master”, all other instances <text:span text:style-name="T79">become</text:span> “slaves” and <text:span text:style-name="T79">are </text:span>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text:p>
      <text:p text:style-name="P27">To specify a job for a slave, set the host name and port number accordingly to the host where the slave is running. <text:span text:style-name="T79">The port number can be 0 for the default port number.</text:span></text:p>
      <text:p text:style-name="Note">Note:<text:tab/>master and slaves must be paired once. Only a paired BAR master instance may control a slave. To pair a slave with the master, run the command</text:p>
      <text:p text:style-name="Command"><text:tab/>barserver --pairing</text:p>
      <text:p text:style-name="Note"><text:tab/>on the slave computer where <text:span text:style-name="Name">BAR</text:span> is running. The master then <text:span text:style-name="T78">has</text:span> time window of 120s to pair with slave. <text:span text:style-name="T79">The master do this automatically when there is a least on job defined for the slave.</text:span></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6">periodically checked and </text:span>added automatically if</text:p>
      <text:list xml:id="list103148637703415" text:continue-numbering="true" text:style-name="List_20_1">
        <text:list-item>
          <text:p text:style-name="P131">the archive files are stored either in the file system, on a ftp server, scp/sftp server, or a we<text:span text:style-name="T26">bdav</text:span> server and</text:p>
        </text:list-item>
        <text:list-item>
          <text:p text:style-name="P119">the name suffix is <text:span text:style-name="Filename">.bar,</text:span> and</text:p>
        </text:list-item>
        <text:list-item>
          <text:p text:style-name="P140">if the archives can be decrypted which means the running <text:span text:style-name="Name">BAR</text:span> server has the required pass phrase stored in the internal pass phrase cache and the required private key file.</text:p>
        </text:list-item>
      </text:list>
      <text:p text:style-name="P63"><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text:soft-page-break/>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61"><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7">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2">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103148798365543"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line-break/></text:span>Note: be careful with this option! An existing database is deleted when a new one is created</text:p>
        </text:list-item>
        <text:list-item>
          <text:p text:style-name="P111"><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11"><text:span text:style-name="Option">‑‑</text:span><text:span text:style-name="Option"><text:span text:style-name="T50">create-newest</text:span></text:span><text:span text:style-name="T50">: re-create all newest data in the database. It deletes all existing newest data in the database and re-creates it from the existing entries data.</text:span></text:p>
        </text:list-item>
        <text:list-item>
          <text:p text:style-name="P111"><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11">‑‑<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text:soft-page-break/>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60"><draw:frame draw:style-name="fr1" draw:name="Frame1" text:anchor-type="paragraph" svg:width="112.2mm" style:rel-width="66%" draw:z-index="1"><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6</text:bookmark-ref>.</text:p>
      <text:h text:style-name="Heading_20_3" text:outline-level="3"><text:bookmark-start text:name="__RefHeading__16274_1510295094"/>Status tab<text:bookmark-end text:name="__RefHeading__16274_1510295094"/></text:h>
      <text:p text:style-name="P72">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ext:span text:style-name="T80">The status show if currently a job is executed, wait to be executed, execution is paused or suspended and in case of slave jobs if the slaves are online or offline.</text:span></text:p>
      <text:p text:style-name="P72"><text:soft-page-break/>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23">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10314843527415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69">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3119729701152956527" text:style-name="L8">
        <text:list-item>
          <text:p text:style-name="P93"><text:span text:style-name="T80">slave host to run the job </text:span><text:span text:style-name="Number_20_Mark"><text:span text:style-name="T38">B</text:span></text:span></text:p>
        </text:list-item>
        <text:list-item>
          <text:p text:style-name="P92">included entry names</text:p>
        </text:list-item>
      </text:list>
      <text:list xml:id="list103149059287854" text:continue-list="list103148435274155" text:style-name="List_20_1">
        <text:list-item>
          <text:p text:style-name="List_20_1">included images</text:p>
        </text:list-item>
        <text:list-item>
          <text:p text:style-name="P112">filters and mounts</text:p>
        </text:list-item>
        <text:list-item>
          <text:p text:style-name="List_20_1">storage information</text:p>
        </text:list-item>
        <text:list-item>
          <text:p text:style-name="P112">scripts</text:p>
        </text:list-item>
        <text:list-item>
          <text:p text:style-name="P113">schedule information</text:p>
        </text:list-item>
        <text:list-item>
          <text:p text:style-name="P135">comments</text:p>
        </text:list-item>
      </text:list>
      <text:p text:style-name="Table_20_Contents">The jobs tab have some sub-tabs to edit these pieces of data.</text:p>
      <text:h text:style-name="P105" text:outline-level="4"><text:bookmark-start text:name="__RefHeading__16278_1510295094"/>Entries<text:bookmark-end text:name="__RefHeading__16278_1510295094"/></text:h>
      <text:p text:style-name="P64">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text:soft-page-break/>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3"><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5"><draw:text-box fo:min-height="93.13mm"><text:p text:style-name="Figure"><draw:frame draw:style-name="fr7" draw:name="graphics3" text:anchor-type="paragraph" svg:width="111.39mm" svg:height="93.13mm" draw:z-index="11"><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4"><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4"><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1" text:note-class="footnote"><text:note-citation>11</text:note-citation><text:note-body><text:p text:style-name="P51">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111.39mm" draw:z-index="7"><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4"><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4.23mm" svg:height="4.23mm" draw:z-index="8"><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6"><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65"><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106" text:outline-level="4"><text:bookmark-start text:name="__RefHeading__14185_608817561"/><text:soft-page-break/>Scripts<text:bookmark-end text:name="__RefHeading__14185_608817561"/></text:h>
      <text:p text:style-name="P28"><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T68">ype, </text:span><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p text:style-name="Note">Note:<text:tab/><text:span text:style-name="T83">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5">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5">A job will be executed only if it was missed for max. 30 days.</text:span></text:p>
      <text:h text:style-name="Heading_20_4" text:outline-level="4"><draw:frame draw:style-name="fr2" draw:name="Frame7" text:anchor-type="paragraph" svg:width="111.39mm" draw:z-index="9"><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text:span text:style-name="T86">Persistence</text:span><text:bookmark-end text:name="__RefHeading__16286_1510295094"/></text:h>
      <text:p text:style-name="P145"><draw:frame draw:style-name="fr3" draw:name="Frame12" text:anchor-type="paragraph" svg:width="111.13mm" draw:z-index="33"><draw:text-box fo:min-height="91.93mm"><text:p text:style-name="Figure"><draw:frame draw:style-name="fr13" draw:name="Image4" text:anchor-type="paragraph" svg:width="111.13mm" style:rel-width="100%" svg:height="91.93mm" style:rel-height="scale" draw:z-index="34"><draw:image xlink:href="../images/schedule.png" xlink:type="simple" xlink:show="embed" xlink:actuate="onLoad"/></draw:frame>Figure <text:sequence text:ref-name="refFigure14" text:name="Figure" text:formula="ooow:Figure+1" style:num-format="1">9</text:sequence>: Persistenc</text:p></draw:text-box></draw:frame>In the persistence tab <text:span text:style-name="T87">(see example figure </text:span><text:span text:style-name="T87"><text:sequence-ref text:reference-format="value" text:ref-name="refFigure14">9</text:sequence-ref></text:span><text:span text:style-name="T87">: </text:span><text:span text:style-name="T87"><text:sequence-ref text:reference-format="caption" text:ref-name="refFigure14">Persistenc</text:sequence-ref></text:span><text:span text:style-name="T87">) the time periodes to keep created archives can be defined. For each archive type the minimal number of entities to keep </text:span><text:span text:style-name="Number_20_Mark"><text:span text:style-name="T53">H</text:span></text:span><text:span text:style-name="T86">, the maximal number of entities to keep </text:span><text:span text:style-name="Number_20_Mark"><text:span text:style-name="T53">I</text:span></text:span><text:span text:style-name="T86"> and the maximal age of an entity </text:span><text:span text:style-name="Number_20_Mark"><text:span text:style-name="T53">J</text:span></text:span><text:span text:style-name="T86"> can be defined. If more entities exists or if an entity is older than the specified age then the storage files are automatically deleted. With this feature a “ring buffer” behavior is supported, e. g. to hold the storage files for at least some specific number of backups, the maximal number of backups to hold and the max. age of a backup.</text:span></text:p>
      <text:p text:style-name="P95"><text:soft-page-break/>A typical persistence setup could be:</text:p>
      <text:list xml:id="list103147412046379" text:continue-numbering="true" text:style-name="List_20_1">
        <text:list-item>
          <text:p text:style-name="List_20_1">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Heading_20_4" text:outline-level="4"><text:span text:style-name="T86">Comment</text:span></text:h>
      <text:p text:style-name="Text_20_body_20_Start">In the comment tab a text comment can be entered which is included in the created archive files as a comment.</text:p>
      <text:h text:style-name="P103" text:outline-level="3">Restore tab</text:h>
      <text:p text:style-name="P62">In the restore tab (see example figure <text:sequence-ref text:reference-format="value" text:ref-name="refFigure8">10</text:sequence-ref>: <text:sequence-ref text:reference-format="caption" text:ref-name="refFigure8">Restoring files</text:sequence-ref>) <text:span text:style-name="T23">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3" text:note-class="footnote"><text:note-citation>13</text:note-citation><text:note-body><text:p text:style-name="P47">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66">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20">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4" text:note-class="footnote"><text:note-citation>14</text:note-citation><text:note-body><text:p text:style-name="P46">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8">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8">If one or more archives are selected in the top list only entries in those archives are listed in the bottom list. With the <draw:frame draw:style-name="fr9" draw:name="Image6" text:anchor-type="as-char" svg:width="3.88mm" svg:height="3.88mm" draw:z-index="4"><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2"><draw:image xlink:href="Pictures/100000000000000B0000000BA2508365.png" xlink:type="simple" xlink:show="embed" xlink:actuate="onLoad"/></draw:frame> button the selection can be cleared.</text:p>
      <text:p text:style-name="P21">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20"><text:soft-page-break/><text:span text:style-name="T31">After one of the restore buttons is selected a restore dialog opens (see example figure </text:span><text:span text:style-name="T31"><text:sequence-ref text:reference-format="value" text:ref-name="refFigure9">11</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100.86mm" draw:z-index="10"><draw:text-box fo:min-height="84.54mm"><text:p text:style-name="Figure"><draw:frame draw:style-name="fr12" draw:name="graphics9" text:anchor-type="paragraph" svg:width="100.86mm" svg:height="84.31mm" draw:z-index="12"><draw:image xlink:href="../images/restore.png" xlink:type="simple" xlink:show="embed" xlink:actuate="onLoad"/></draw:frame>Figure <text:sequence text:ref-name="refFigure8" text:name="Figure" text:formula="ooow:Figure+1" style:num-format="1">10</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9" text:name="Figure" text:formula="ooow:Figure+1" style:num-format="1">11</text:sequence>: Restore dialog</text:p></draw:text-box></draw:frame><text:soft-page-break/></text:p>
      <text:h text:style-name="P104"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5" text:note-class="footnote"><text:note-citation>15</text:note-citation><text:note-body><text:p text:style-name="P45">Several configuration files may exists which are concatenated in the ordering they are specified on the <text:span text:style-name="Name">BAR</text:span> command line.</text:p></text:note-body></text:note> (see example figure <text:sequence-ref text:reference-format="value" text:ref-name="refFigure11">13</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2</text:sequence-ref>: <text:sequence-ref text:reference-format="caption" text:ref-name="refFigure10">Server general settings</text:sequence-ref>). <text:span text:style-name="T47">This include the</text:span></text:p>
      <text:list xml:id="list103148727849163" text:continue-numbering="true" text:style-name="List_20_1">
        <text:list-item>
          <text:p text:style-name="P114"><text:span text:style-name="T47">temporary directory </text:span><text:span text:style-name="Number_20_Mark"><text:span text:style-name="T47">B</text:span></text:span><text:span text:style-name="T47">,</text:span></text:p>
        </text:list-item>
        <text:list-item>
          <text:p text:style-name="P114"><text:span text:style-name="T47">the nice level </text:span><text:span text:style-name="Number_20_Mark"><text:span text:style-name="T47">C</text:span></text:span><text:span text:style-name="T47">,</text:span></text:p>
        </text:list-item>
        <text:list-item>
          <text:p text:style-name="P114"><text:span text:style-name="T47">the max. number of compress and encryption threads </text:span><text:span text:style-name="Number_20_Mark"><text:span text:style-name="T47">D</text:span></text:span><text:span text:style-name="T47">,</text:span></text:p>
        </text:list-item>
        <text:list-item>
          <text:p text:style-name="P114"><text:span text:style-name="T47">the minimal compress size </text:span><text:span text:style-name="Number_20_Mark"><text:span text:style-name="T47">E</text:span></text:span><text:span text:style-name="T47">,</text:span></text:p>
        </text:list-item>
        <text:list-item>
          <text:p text:style-name="P115">the jobs directory <text:span text:style-name="Number_20_Mark">F</text:span>,</text:p>
        </text:list-item>
        <text:list-item>
          <text:p text:style-name="P115">the max. size of files included in a continuous backup <text:span text:style-name="Number_20_Mark">G</text:span>,</text:p>
        </text:list-item>
        <text:list-item>
          <text:p text:style-name="P115">the file name of the index database <text:span text:style-name="Number_20_Mark">H</text:span> and if index auto-updates should be active <text:span text:style-name="Number_20_Mark">I</text:span>,</text:p>
        </text:list-item>
        <text:list-item>
          <text:p text:style-name="P115"><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0"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68">In the server <text:span text:style-name="T47">sub-</text:span>tab <text:span text:style-name="T57">(see example figure </text:span><text:span text:style-name="T57"><text:sequence-ref text:reference-format="value" text:ref-name="refFigure11">13</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6"><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1" text:name="Figure" text:formula="ooow:Figure+1" style:num-format="1">13</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4</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2" text:name="Figure" text:formula="ooow:Figure+1" style:num-format="1">14</text:sequence>: Server command settings</text:p></draw:text-box></draw:frame><text:bookmark-start text:name="__RefHeading__12259_695893263"/><text:soft-page-break/><text:span text:style-name="T47">Verbosity &amp; </text:span>Log<text:bookmark-end text:name="__RefHeading__12259_695893263"/></text:h>
      <text:p text:style-name="P68">In the <text:span text:style-name="T48">verbosity and </text:span>log <text:span text:style-name="T48">sub-</text:span>tab (see example figure <text:sequence-ref text:reference-format="value" text:ref-name="refFigure13">15</text:sequence-ref>: <text:sequence-ref text:reference-format="caption" text:ref-name="refFigure13">Server verbosity &amp; log settings</text:sequence-ref>) the</text:p>
      <text:list xml:id="list103148068642099" text:continue-numbering="true" text:style-name="List_20_1">
        <text:list-item>
          <text:p text:style-name="P116">log <text:span text:style-name="T48">level </text:span><text:span text:style-name="Number_20_Mark"><text:span text:style-name="T48">B</text:span></text:span><text:span text:style-name="T48">,</text:span></text:p>
        </text:list-item>
        <text:list-item>
          <text:p text:style-name="P116"><text:span text:style-name="T48">the log </text:span>types <text:span text:style-name="Number_20_Mark"><text:span text:style-name="T48">C</text:span></text:span>,</text:p>
        </text:list-item>
        <text:list-item>
          <text:p text:style-name="P116">the log file name <text:span text:style-name="Number_20_Mark"><text:span text:style-name="T48">D</text:span></text:span>,</text:p>
        </text:list-item>
        <text:list-item>
          <text:p text:style-name="P116">the log format <text:span text:style-name="Number_20_Mark"><text:span text:style-name="T48">E</text:span></text:span><text:span text:style-name="T48"> </text:span>and</text:p>
        </text:list-item>
        <text:list-item>
          <text:p text:style-name="P116"><text:span text:style-name="T32">the</text:span> log post command <text:span text:style-name="Number_20_Mark"><text:span text:style-name="T48">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3" text:name="Figure" text:formula="ooow:Figure+1" style:num-format="1">15</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89329419654087892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103148827578086" text:continue-list="list10314806864209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103148963718252" text:continue-list="list893294196540878925"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103148156803827" text:continue-list="list103148827578086"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6" text:note-class="footnote"><text:note-citation>16</text:note-citation><text:note-body><text:p text:style-name="P50">The exact time may be later than the specified time if some other jobs are running before.</text:p></text:note-body></text:note> <text:span text:style-name="T20">each day </text:span>as a full backup.</text:p>
      <text:list xml:id="list103147871198222" text:continue-list="list103148963718252"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103148762875874" text:continue-list="list103148156803827" text:style-name="List_20_1">
        <text:list-item>
          <text:p text:style-name="P127">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117">select for <text:span text:style-name="T20">the t</text:span><text:span text:style-name="Name">ype</text:span> <text:span text:style-name="Name">full</text:span></text:p>
        </text:list-item>
        <text:list-item>
          <text:p text:style-name="P11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17"><text:span text:style-name="Name"><text:span text:style-name="T6">select for the type </text:span></text:span><text:span text:style-name="Name"><text:span text:style-name="T2">incremental</text:span></text:span></text:p>
        </text:list-item>
        <text:list-item>
          <text:p text:style-name="P136">verify <text:span text:style-name="T20">that </text:span><text:span text:style-name="Name">enabled</text:span> is checked</text:p>
        </text:list-item>
      </text:list>
      <text:list xml:id="list103149277243211" text:continue-list="list103147871198222"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103147768513559" text:continue-list="list103148762875874" text:style-name="List_20_1">
        <text:list-item>
          <text:p text:style-name="P127">switch to the <text:span text:style-name="Name">Jobs</text:span> tab. In the <text:span text:style-name="Name">Schedule</text:span> sub-tab add a new schedule entry and define * <text:span text:style-name="T20">for the date, <text:s/>time and week day</text:span>.</text:p>
        </text:list-item>
        <text:list-item>
          <text:p text:style-name="P117">select for <text:span text:style-name="T20">the t</text:span><text:span text:style-name="Name">ype</text:span> <text:span text:style-name="Name"><text:span text:style-name="T20">continuous</text:span></text:span></text:p>
        </text:list-item>
        <text:list-item>
          <text:p text:style-name="P137">select some interval time when the continuous backup should be executed. A good choice maybe 30min which means every 30min a backup job is started storing all entries which were changed in the last 30min.</text:p>
        </text:list-item>
      </text:list>
      <text:p text:style-name="P44">Note: continuous backups may require a lot of archive space depending on the size of the files to store, how often the are modified and <text:span text:style-name="T33">time interval </text:span>the backup is executed. </text:p>
      <text:list xml:id="list103147792218989" text:continue-list="list103149277243211"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103147326326951" text:continue-list="list103147768513559" text:style-name="List_20_1">
        <text:list-item>
          <text:p text:style-name="P128"><text:span text:style-name="Name"><text:span text:style-name="T5">switch to the </text:span></text:span><text:span text:style-name="Name"><text:span text:style-name="T3">Restore</text:span></text:span><text:span text:style-name="Name"><text:span text:style-name="T7"> tab</text:span></text:span></text:p>
        </text:list-item>
        <text:list-item>
          <text:p text:style-name="P128"><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28"><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28"><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2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03148628441039" text:continue-list="list103147792218989"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103147457098661" text:continue-list="list103147326326951" text:style-name="List_20_1">
        <text:list-item>
          <text:p text:style-name="P128"><text:span text:style-name="Name"><text:span text:style-name="T5">switch to the </text:span></text:span><text:span text:style-name="Name"><text:span text:style-name="T21">Restore</text:span></text:span><text:span text:style-name="Name"><text:span text:style-name="T7"> tab</text:span></text:span></text:p>
        </text:list-item>
        <text:list-item>
          <text:p text:style-name="P128"><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28"><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2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99" text:outline-level="1"/>
      <text:h text:style-name="P100" text:outline-level="1"><text:bookmark-start text:name="__RefHeading__15744_1674148630"/>Appendix<text:bookmark-end text:name="__RefHeading__15744_1674148630"/></text:h>
      <text:h text:style-name="P98" text:outline-level="2"><text:bookmark-start text:name="__RefHeading__8616_961238848"/>Tools<text:bookmark-end text:name="__RefHeading__8616_961238848"/></text:h>
      <text:p text:style-name="Text_20_body_20_Start">The following tools are part of <text:span text:style-name="Command">BAR</text:span>:</text:p>
      <text:list xml:id="list103147324731887"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7"><text:soft-page-break/>Note:<text:tab/><text:span text:style-name="Command"><text:span text:style-name="T26">BARC</text:span></text:span><text:span text:style-name="Command">ontrol</text:span> has a nice archive file name editor. See the <draw:frame draw:style-name="fr9" draw:name="graphics12" text:anchor-type="as-char" svg:width="4.23mm" svg:height="4.23mm" draw:z-index="0"><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83467368"/>--create<text:alphabetical-index-mark-end text:id="IMark83467368"/>, <text:alphabetical-index-mark-start text:id="IMark70462856"/>-c<text:alphabetical-index-mark-end text:id="IMark70462856"/></text:p>
      <text:p text:style-name="Option_20_Start">Create an archive with files, directories, links, hard links and special files like device-, pipes- and sockets-descriptors.</text:p>
      <text:p text:style-name="Option_20_title"><text:alphabetical-index-mark-start text:id="IMark70290584"/>--image<text:alphabetical-index-mark-end text:id="IMark70290584"/>, <text:alphabetical-index-mark-start text:id="IMark94137976"/>-m<text:alphabetical-index-mark-end text:id="IMark9413797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137976"/>--list<text:alphabetical-index-mark-end text:id="IMark94137976"/>, <text:alphabetical-index-mark-start text:id="IMark74255496"/>-l<text:alphabetical-index-mark-end text:id="IMark742554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70462856"/>--test<text:alphabetical-index-mark-end text:id="IMark70462856"/>, <text:alphabetical-index-mark-start text:id="IMark70290584"/>-t<text:alphabetical-index-mark-end text:id="IMark70290584"/></text:p>
      <text:p text:style-name="Option_20_Start">Test content integrity of archives.</text:p>
      <text:p text:style-name="Option_20_title"><text:alphabetical-index-mark-start text:id="IMark74255496"/>--compare<text:alphabetical-index-mark-end text:id="IMark74255496"/>, <text:alphabetical-index-mark-start text:id="IMark58005016"/>-d<text:alphabetical-index-mark-end text:id="IMark58005016"/></text:p>
      <text:p text:style-name="Option_20_Start">Compare content of archives with content in file system.</text:p>
      <text:p text:style-name="Option_20_title"><text:alphabetical-index-mark-start text:id="IMark70290584"/>--extract<text:alphabetical-index-mark-end text:id="IMark70290584"/>, <text:alphabetical-index-mark-start text:id="IMark94137976"/>-x<text:alphabetical-index-mark-end text:id="IMark94137976"/></text:p>
      <text:p text:style-name="Option_20_Start">Extract content of archives.</text:p>
      <text:p text:style-name="Option_20_title"><text:alphabetical-index-mark-start text:id="IMark58005016"/>--generate-keys<text:alphabetical-index-mark-end text:id="IMark5800501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70290440"/>--generate-keys-bits<text:alphabetical-index-mark-end text:id="IMark70290440"/>=&lt;n&gt;</text:p>
      <text:p text:style-name="Option_20_Start">Specify number of bits to use for a RSA key pair. It can be 1024, 2048 or 3072 bits. Default value are 2048 bits.</text:p>
      <text:p text:style-name="Option_20_title"><text:soft-page-break/><text:alphabetical-index-mark-start text:id="IMark83467368"/>--<text:span text:style-name="T70">generate-keys-mode</text:span><text:alphabetical-index-mark-end text:id="IMark83467368"/><text:span text:style-name="T70">=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83467368"/>--pre-command<text:alphabetical-index-mark-end text:id="IMark83467368"/>=&lt;command&gt;</text:p>
      <text:p text:style-name="Option_20_Start">Command to execute before a job is started.</text:p>
      <text:p text:style-name="Option_20_Start">Available macros: %name.</text:p>
      <text:p text:style-name="Option_20_title"><text:alphabetical-index-mark-start text:id="IMark70290584"/>--post-command<text:alphabetical-index-mark-end text:id="IMark70290584"/>=&lt;command&gt;</text:p>
      <text:p text:style-name="Option_20_Start">Command to execute after a job terminated.</text:p>
      <text:p text:style-name="Option_20_Start">Available macros: %name.</text:p>
      <text:p text:style-name="Option_20_title"><text:alphabetical-index-mark-start text:id="IMark70290440"/>--mount<text:alphabetical-index-mark-end text:id="IMark70290440"/>=&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74255496"/>--include<text:alphabetical-index-mark-end text:id="IMark74255496"/>=&lt;pattern&gt;, <text:alphabetical-index-mark-start text:id="IMark70290440"/>-#<text:alphabetical-index-mark-end text:id="IMark7029044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94137976"/>--include-command<text:bookmark-start text:name="__DdeLink__11102_1674148630"/><text:alphabetical-index-mark-end text:id="IMark9413797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66483272"/>--exclude<text:alphabetical-index-mark-end text:id="IMark66483272"/>=&lt;pattern&gt;, <text:alphabetical-index-mark-start text:id="IMark70290440"/>-!<text:alphabetical-index-mark-end text:id="IMark7029044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94137976"/>--exclude-command<text:alphabetical-index-mark-end text:id="IMark9413797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58005016"/>--mount<text:alphabetical-index-mark-end text:id="IMark58005016"/>=&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01" text:outline-level="3"><text:bookmark-start text:name="__RefHeading__16294_1510295094"/>Incremental/Differential archives<text:bookmark-end text:name="__RefHeading__16294_1510295094"/></text:h>
      <text:p text:style-name="P38"><text:alphabetical-index-mark-start text:id="IMark66483272"/>--normal<text:alphabetical-index-mark-end text:id="IMark66483272"/></text:p>
      <text:p text:style-name="Option_20_Start">Create a normal archive. No incremental data is used or stored.</text:p>
      <text:p text:style-name="Option_20_title"><text:alphabetical-index-mark-start text:id="IMark70290584"/><text:span text:style-name="T11">--full</text:span><text:alphabetical-index-mark-end text:id="IMark70290584"/><text:span text:style-name="T11">, </text:span><text:alphabetical-index-mark-start text:id="IMark58005016"/><text:span text:style-name="T11">-f</text:span><text:alphabetical-index-mark-end text:id="IMark58005016"/></text:p>
      <text:p text:style-name="Option_20_Start">Create a full archive and store incremental data.</text:p>
      <text:p text:style-name="Option_20_title"><text:alphabetical-index-mark-start text:id="IMark70290584"/><text:span text:style-name="T11">--incremental</text:span><text:alphabetical-index-mark-end text:id="IMark70290584"/><text:span text:style-name="T11">, </text:span><text:alphabetical-index-mark-start text:id="IMark74255496"/><text:span text:style-name="T11">-i</text:span><text:alphabetical-index-mark-end text:id="IMark7425549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187989368"/><text:span text:style-name="T11">--incremental-list-file</text:span><text:alphabetical-index-mark-end text:id="IMark187989368"/><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8"><text:alphabetical-index-mark-start text:id="IMark94137976"/>--differential<text:alphabetical-index-mark-end text:id="IMark94137976"/></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70290440"/>--compress-algorithm<text:alphabetical-index-mark-end text:id="IMark70290440"/>, <text:alphabetical-index-mark-start text:id="IMark83467368"/>-z<text:alphabetical-index-mark-end text:id="IMark8346736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75">zstd [</text:span><text:span text:style-name="T75"><text:reference-ref text:reference-format="text" text:ref-name="Zstd">Zstd</text:reference-ref></text:span><text:span text:style-name="T75">],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text:soft-page-break/>lz4, <text:span text:style-name="T75">and Zst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5">or Zst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5">or Zst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d compression level 18</text:p>
          </table:table-cell>
        </table:table-row>
        <text:soft-page-break/>
        <table:table-row>
          <table:table-cell table:style-name="CompressionAlgorihtms.A2" office:value-type="string">
            <text:p text:style-name="P14">zstd-19</text:p>
          </table:table-cell>
          <table:table-cell table:style-name="CompressionAlgorihtms.B2" office:value-type="string">
            <text:p text:style-name="P14">ZSt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137976"/>--compress-min-size<text:alphabetical-index-mark-end text:id="IMark9413797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83467368"/>--compress-exclude<text:alphabetical-index-mark-end text:id="IMark8346736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70290440"/>--crypt-algorithm<text:alphabetical-index-mark-end text:id="IMark70290440"/>, <text:alphabetical-index-mark-start text:id="IMark70290584"/>-y<text:alphabetical-index-mark-end text:id="IMark7029058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58005016"/>--crypt-type<text:alphabetical-index-mark-end text:id="IMark5800501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74255496"/>--crypt-password<text:alphabetical-index-mark-end text:id="IMark7425549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70462856"/><text:alphabetical-index-mark-start text:id="IMark83467368"/><text:span text:style-name="T73">--crypt-new-password</text:span><text:alphabetical-index-mark-end text:id="IMark83467368"/><text:alphabetical-index-mark-end text:id="IMark70462856"/><text:span text:style-name="T73">=&lt;password&gt;</text:span></text:p>
      <text:p text:style-name="P79"><text:span text:style-name="T73">New </text:span>crypt password phrase to use.</text:p>
      <text:p text:style-name="P84">Note:<text:tab/>Use this option with care! Password phrases specified on the command line may be stored in the history of your shell, thus can be recovered by displaying the command history.</text:p>
      <text:p text:style-name="Option_20_title"><text:alphabetical-index-mark-start text:id="IMark70462856"/>--crypt-public-key<text:alphabetical-index-mark-end text:id="IMark70462856"/>=&lt;file name&gt;</text:p>
      <text:p text:style-name="Option_20_Start">Name of file with the RSA encryption public key.</text:p>
      <text:p text:style-name="Option_20_title"><text:soft-page-break/><text:alphabetical-index-mark-start text:id="IMark70290440"/>--crypt-private-key<text:alphabetical-index-mark-end text:id="IMark70290440"/>=&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70290584"/>--archive-part-size<text:alphabetical-index-mark-end text:id="IMark70290584"/>=&lt;size&gt;, <text:alphabetical-index-mark-start text:id="IMark187989368"/>-s<text:alphabetical-index-mark-end text:id="IMark187989368"/>=&lt;size&gt;</text:p>
      <text:p text:style-name="P7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89322824"/>--file-write-pre-command<text:alphabetical-index-mark-end text:id="IMark8932282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83467368"/>--file-write-post-command<text:alphabetical-index-mark-end text:id="IMark8346736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70290440"/>--ftp-login-name<text:alphabetical-index-mark-end text:id="IMark70290440"/>=&lt;name&gt;</text:p>
      <text:p text:style-name="Option_20_Start">Specify the general FTP login name.</text:p>
      <text:p text:style-name="Option_20_title"><text:alphabetical-index-mark-start text:id="IMark94137976"/>--ftp-password<text:alphabetical-index-mark-end text:id="IMark9413797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70290440"/>--ftp-max-connections<text:alphabetical-index-mark-end text:id="IMark70290440"/>=&lt;n&gt;</text:p>
      <text:p text:style-name="Option_20_note">Specify the max. number of concurrent connections for this FTP server.</text:p>
      <text:p text:style-name="Option_20_title"><text:alphabetical-index-mark-start text:id="IMark94137976"/>--ftp-max-storage-size<text:alphabetical-index-mark-end text:id="IMark94137976"/>=&lt;size&gt;</text:p>
      <text:p text:style-name="Option_20_note">Specify the max. size in bytes to use for storage for this FTP server.<text:bookmark-end text:name="__DdeLink__10735_1674148630"/></text:p>
      <text:p text:style-name="Option_20_title"><text:alphabetical-index-mark-start text:id="IMark74255496"/>--ftp-write-pre-command<text:alphabetical-index-mark-end text:id="IMark74255496"/>=&lt;command&gt;</text:p>
      <text:p text:style-name="Option_20_Start">Command to execute before file is transmitted to FTP server.</text:p>
      <text:p text:style-name="Option_20_Start">Available macros: %file, %number.</text:p>
      <text:p text:style-name="Option_20_title"><text:soft-page-break/><text:alphabetical-index-mark-start text:id="IMark94137976"/>--ftp-write-post-command<text:alphabetical-index-mark-end text:id="IMark9413797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83467368"/>--ssh-port<text:alphabetical-index-mark-end text:id="IMark83467368"/>=&lt;n&gt;</text:p>
      <text:p text:style-name="Option_20_Start">Specify ssh port to use. Default is 22.</text:p>
      <text:p text:style-name="Option_20_title"><text:alphabetical-index-mark-start text:id="IMark70462856"/>--ssh-login-name<text:alphabetical-index-mark-end text:id="IMark70462856"/>=&lt;name&gt;</text:p>
      <text:p text:style-name="Option_20_Start">Specify the default ssh login name.</text:p>
      <text:p text:style-name="Option_20_title"><text:alphabetical-index-mark-start text:id="IMark70290440"/>--ssh-password<text:alphabetical-index-mark-end text:id="IMark7029044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0462856"/>--ssh-public-key<text:alphabetical-index-mark-end text:id="IMark70462856"/>=&lt;file name&gt;</text:p>
      <text:p text:style-name="Option_20_Start">Specify the file name with the ssh public key.</text:p>
      <text:p text:style-name="Option_20_title"><text:alphabetical-index-mark-start text:id="IMark70290440"/>--ssh-private-key<text:alphabetical-index-mark-end text:id="IMark7029044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137976"/>--ssh-max-connections<text:alphabetical-index-mark-end text:id="IMark94137976"/>=&lt;n&gt;</text:p>
      <text:p text:style-name="Option_20_note">Specify the max. number of concurrent connections for this SSH/SCP/SFTP server.</text:p>
      <text:p text:style-name="Option_20_title"><text:bookmark-start text:name="__DdeLink__8381_1674148630"/><text:alphabetical-index-mark-start text:id="IMark74255496"/>--ssh-max-storage-size<text:alphabetical-index-mark-end text:id="IMark74255496"/>=&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94137976"/>--scp-write-pre-command<text:alphabetical-index-mark-end text:id="IMark9413797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70290440"/>--scp-write-post-command<text:alphabetical-index-mark-end text:id="IMark7029044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74255496"/>--sftp-write-pre-command<text:alphabetical-index-mark-end text:id="IMark7425549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soft-page-break/><text:alphabetical-index-mark-start text:id="IMark94137976"/>--sftp-write-post-command<text:alphabetical-index-mark-end text:id="IMark9413797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83467368"/>--webdav-login<text:alphabetical-index-mark-end text:id="IMark83467368"/>=&lt;name&gt;</text:p>
      <text:p text:style-name="Option_20_Start">Specify the default WebDAV login name.</text:p>
      <text:p text:style-name="Option_20_title"><text:alphabetical-index-mark-start text:id="IMark70462856"/>--webdav-password<text:alphabetical-index-mark-end text:id="IMark7046285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83467368"/>--webdav-max-connections<text:alphabetical-index-mark-end text:id="IMark83467368"/>=&lt;n&gt;</text:p>
      <text:p text:style-name="Option_20_note">Specify the max. number of concurrent connections for this WebDAV server.</text:p>
      <text:p text:style-name="Option_20_title"><text:alphabetical-index-mark-start text:id="IMark70462856"/>--webdav-max-storage-size<text:alphabetical-index-mark-end text:id="IMark7046285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70290440"/>--webdav-write-pre-command<text:alphabetical-index-mark-end text:id="IMark7029044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70462856"/>--webdav-write-post-command<text:alphabetical-index-mark-end text:id="IMark7046285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137976"/>--cd-device<text:alphabetical-index-mark-end text:id="IMark94137976"/>=&lt;device name&gt;, <text:alphabetical-index-mark-start text:id="IMark70290584"/>--dvd-device<text:alphabetical-index-mark-end text:id="IMark70290584"/>=&lt;device name&gt;, <text:alphabetical-index-mark-start text:id="IMark70462856"/>--bd-device<text:alphabetical-index-mark-end text:id="IMark70462856"/>=&lt;device name&gt;</text:p>
      <text:p text:style-name="Option_20_Start">Default device name for creating Cds/BDs/DVDs.</text:p>
      <text:p text:style-name="Option_20_title"><text:alphabetical-index-mark-start text:id="IMark187989368"/>--cd-request-volume-command<text:alphabetical-index-mark-end text:id="IMark187989368"/>=&lt;command&gt;, <text:alphabetical-index-mark-start text:id="IMark70290440"/>--dvd-request-volume-command<text:alphabetical-index-mark-end text:id="IMark70290440"/>=&lt;command&gt;, <text:alphabetical-index-mark-start text:id="IMark66483272"/>--bd-request-volume-command<text:alphabetical-index-mark-end text:id="IMark6648327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74255496"/>--cd-unload-volume-command<text:alphabetical-index-mark-end text:id="IMark74255496"/>=&lt;command&gt;, <text:alphabetical-index-mark-start text:id="IMark58005016"/>--dvd-unload-volume-command<text:alphabetical-index-mark-end text:id="IMark58005016"/>=&lt;command&gt;, <text:alphabetical-index-mark-start text:id="IMark70290440"/>--bd-unload-volume-command<text:alphabetical-index-mark-end text:id="IMark70290440"/>=&lt;command&gt;</text:p>
      <text:p text:style-name="Option_20_Start">Command to unload a CD/DVD/BD volume. The default value is the <text:span text:style-name="T1">eject</text:span> command.</text:p>
      <text:p text:style-name="Option_20_Start"><text:soft-page-break/>Available macros: %device, %number.</text:p>
      <text:p text:style-name="Option_20_title"><text:alphabetical-index-mark-start text:id="IMark94137976"/>--cd-load-volume-command<text:alphabetical-index-mark-end text:id="IMark94137976"/>=&lt;command&gt;, <text:alphabetical-index-mark-start text:id="IMark70462856"/>--dvd-load-volume-command<text:alphabetical-index-mark-end text:id="IMark70462856"/>=&lt;command&gt;, <text:alphabetical-index-mark-start text:id="IMark58005016"/>--bd-load-volume-command<text:alphabetical-index-mark-end text:id="IMark5800501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83467368"/>--cd-volume-size<text:alphabetical-index-mark-end text:id="IMark83467368"/>=<text:bookmark-start text:name="__DdeLink__5568_1180582065"/>&lt;n&gt;[G|M|K], <text:alphabetical-index-mark-start text:id="IMark70290584"/>--dvd-volume-size<text:alphabetical-index-mark-end text:id="IMark70290584"/>=&lt;n&gt;[G|M|K], <text:alphabetical-index-mark-start text:id="IMark70462856"/>--bd-volume-size<text:alphabetical-index-mark-end text:id="IMark7046285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70462856"/>--cd-image-pre-command<text:alphabetical-index-mark-end text:id="IMark70462856"/>=&lt;command&gt;, <text:alphabetical-index-mark-start text:id="IMark83467368"/>--dvd-image-pre-command<text:alphabetical-index-mark-end text:id="IMark83467368"/>=&lt;command&gt;, <text:alphabetical-index-mark-start text:id="IMark58005016"/>--bd-image-pre-command<text:alphabetical-index-mark-end text:id="IMark5800501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70290440"/>--cd-image-post-command<text:alphabetical-index-mark-end text:id="IMark70290440"/>=&lt;command&gt;, <text:alphabetical-index-mark-start text:id="IMark70290584"/>--dvd-image-post-command<text:alphabetical-index-mark-end text:id="IMark70290584"/>=&lt;command&gt;, <text:alphabetical-index-mark-start text:id="IMark187989368"/>--bd-image-post-command<text:alphabetical-index-mark-end text:id="IMark18798936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70462856"/>--cd-image-command<text:alphabetical-index-mark-end text:id="IMark70462856"/>=&lt;command&gt;, <text:alphabetical-index-mark-start text:id="IMark74255496"/>--dvd-image-command<text:alphabetical-index-mark-end text:id="IMark74255496"/>=&lt;command&gt;, <text:alphabetical-index-mark-start text:id="IMark66483272"/>--bd-image-command<text:alphabetical-index-mark-end text:id="IMark66483272"/>=&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alphabetical-index-mark-start text:id="IMark83467368"/>--cd-ecc-pre-command<text:alphabetical-index-mark-end text:id="IMark83467368"/>=&lt;command&gt;, <text:alphabetical-index-mark-start text:id="IMark74255496"/>--dvd-ecc-pre-command<text:alphabetical-index-mark-end text:id="IMark74255496"/>=&lt;command&gt;, <text:alphabetical-index-mark-start text:id="IMark66483272"/>--bd-ecc-pre-command<text:alphabetical-index-mark-end text:id="IMark66483272"/>=&lt;command&gt;</text:p>
      <text:p text:style-name="Option_20_Start">Command to execute before error correction codes (ecc) are added to a CD/DVD/BD image.</text:p>
      <text:p text:style-name="Option_20_title"><text:alphabetical-index-mark-start text:id="IMark70290584"/>--cd-ecc-post-command<text:alphabetical-index-mark-end text:id="IMark70290584"/>=&lt;command&gt;, <text:alphabetical-index-mark-start text:id="IMark58005016"/>--dvd-ecc-post-command<text:alphabetical-index-mark-end text:id="IMark58005016"/>=&lt;command&gt;, <text:alphabetical-index-mark-start text:id="IMark70290440"/>--bd-ecc-post-command<text:alphabetical-index-mark-end text:id="IMark70290440"/>=&lt;command&gt;</text:p>
      <text:p text:style-name="Option_20_Start">Command to execute after error correction codes (ecc) are added to a CD/DVD/BD image.</text:p>
      <text:p text:style-name="Option_20_title"><text:alphabetical-index-mark-start text:id="IMark70462856"/>--cd-ecc-command<text:alphabetical-index-mark-end text:id="IMark70462856"/>=&lt;command&gt;, <text:alphabetical-index-mark-start text:id="IMark187989368"/>--dvd-ecc-command<text:alphabetical-index-mark-end text:id="IMark187989368"/>=&lt;command&gt;, <text:alphabetical-index-mark-start text:id="IMark94137976"/>--bd-ecc-command<text:alphabetical-index-mark-end text:id="IMark94137976"/>=&lt;command&gt;</text:p>
      <text:p text:style-name="Option_20_Start">Command to added error correction codes (ecc) to a CD/DVD/BD image. A useful command is <text:span text:style-name="Command">dvdisaster</text:span> to add Reed-Solomon codes to the CD/DVD/BD image.</text:p>
      <text:p text:style-name="Option_20_Start"><text:soft-page-break/>Available macros: %device, %file, %image, %sectors, %number.</text:p>
      <text:p text:style-name="Option_20_title"><text:alphabetical-index-mark-start text:id="IMark66483272"/><text:span text:style-name="T62">--cd‑blank-command</text:span><text:alphabetical-index-mark-end text:id="IMark66483272"/><text:span text:style-name="T62">=&lt;command&gt;, </text:span><text:alphabetical-index-mark-start text:id="IMark187989368"/><text:span text:style-name="T62">--dvd-blank-command</text:span><text:alphabetical-index-mark-end text:id="IMark187989368"/><text:span text:style-name="T62">=&lt;command&gt;, </text:span><text:alphabetical-index-mark-start text:id="IMark94137976"/><text:span text:style-name="T62">--bd-blank-command</text:span><text:alphabetical-index-mark-end text:id="IMark94137976"/><text:span text:style-name="T62">=&lt;command&gt;</text:span></text:p>
      <text:p text:style-name="Option_20_Start">Command to blank a CD/DVD/BD medium before writing.</text:p>
      <text:p text:style-name="Option_20_title"><text:alphabetical-index-mark-start text:id="IMark70462856"/>--cd-write-pre-command<text:alphabetical-index-mark-end text:id="IMark70462856"/>=&lt;command&gt;, <text:alphabetical-index-mark-start text:id="IMark187989368"/>--dvd-write-pre-command<text:alphabetical-index-mark-end text:id="IMark187989368"/>=&lt;command&gt;, <text:alphabetical-index-mark-start text:id="IMark58005016"/>--bd-write-pre-command<text:alphabetical-index-mark-end text:id="IMark58005016"/>=&lt;command&gt;</text:p>
      <text:p text:style-name="Option_20_Start">Command to execute before CD/DVD/BD image is written.</text:p>
      <text:p text:style-name="Option_20_title"><text:alphabetical-index-mark-start text:id="IMark70290440"/>--cd-write-post-command<text:alphabetical-index-mark-end text:id="IMark70290440"/>=&lt;command&gt;, <text:alphabetical-index-mark-start text:id="IMark66483272"/>--dvd-write-post-command<text:alphabetical-index-mark-end text:id="IMark66483272"/>=&lt;command&gt;, <text:alphabetical-index-mark-start text:id="IMark74255496"/>--bd-write-post-command<text:alphabetical-index-mark-end text:id="IMark74255496"/>=&lt;command&gt;</text:p>
      <text:p text:style-name="Option_20_Start">Command to execute after CD/DVD/BD image is written.</text:p>
      <text:p text:style-name="Option_20_title"><text:alphabetical-index-mark-start text:id="IMark70462856"/>--cd-write-command<text:alphabetical-index-mark-end text:id="IMark70462856"/>=&lt;command&gt;, <text:alphabetical-index-mark-start text:id="IMark94137976"/>--dvd-write-command<text:alphabetical-index-mark-end text:id="IMark94137976"/>=&lt;command&gt;, <text:alphabetical-index-mark-start text:id="IMark83467368"/>--bd-write-command<text:alphabetical-index-mark-end text:id="IMark83467368"/>=&lt;command&gt;</text:p>
      <text:p text:style-name="Option_20_Start">Command to write on CD/DVD/BD.</text:p>
      <text:p text:style-name="Option_20_Start">Available macros: %device, %file, %image, %sectors, %number.</text:p>
      <text:p text:style-name="Option_20_title"><text:alphabetical-index-mark-start text:id="IMark187989368"/>--cd-write-image-command<text:alphabetical-index-mark-end text:id="IMark187989368"/>=&lt;command&gt;, <text:alphabetical-index-mark-start text:id="IMark94137976"/>--dvd-write-image-command<text:alphabetical-index-mark-end text:id="IMark94137976"/>=&lt;command&gt;, <text:alphabetical-index-mark-start text:id="IMark83467368"/>--bd-write-image-command<text:alphabetical-index-mark-end text:id="IMark8346736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4137976"/>--device<text:alphabetical-index-mark-end text:id="IMark94137976"/>=&lt;device name&gt;</text:p>
      <text:p text:style-name="Option_20_Start">Specify default device name.</text:p>
      <text:p text:style-name="Option_20_title"><text:alphabetical-index-mark-start text:id="IMark70462856"/>--device-request-volume-command<text:alphabetical-index-mark-end text:id="IMark70462856"/>=&lt;command&gt;</text:p>
      <text:p text:style-name="Option_20_Start">Command to request new volume for device.</text:p>
      <text:p text:style-name="Option_20_title"><text:alphabetical-index-mark-start text:id="IMark58005016"/>--device-load-volume-command<text:alphabetical-index-mark-end text:id="IMark58005016"/>=&lt;command&gt;</text:p>
      <text:p text:style-name="Option_20_Start">Command to load volume for device.</text:p>
      <text:p text:style-name="Option_20_title"><text:alphabetical-index-mark-start text:id="IMark187989368"/>--device-unload-volume-command<text:alphabetical-index-mark-end text:id="IMark187989368"/>=&lt;command&gt;</text:p>
      <text:p text:style-name="Option_20_Start">Command to unload volume from device.</text:p>
      <text:p text:style-name="Option_20_title"><text:alphabetical-index-mark-start text:id="IMark74255496"/>--device-volume-size<text:alphabetical-index-mark-end text:id="IMark74255496"/>=&lt;size&gt;</text:p>
      <text:p text:style-name="P73">Device volume size.<text:bookmark text:name="__DdeLink__5570_1180582065"/></text:p>
      <text:p text:style-name="Option_20_title"><text:alphabetical-index-mark-start text:id="IMark94137976"/>--device-image-pre-command<text:alphabetical-index-mark-end text:id="IMark9413797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soft-page-break/><text:alphabetical-index-mark-start text:id="IMark74255496"/>--device-image-post-command<text:alphabetical-index-mark-end text:id="IMark7425549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187989368"/>--device-image-command<text:alphabetical-index-mark-end text:id="IMark187989368"/>=&lt;command&gt;</text:p>
      <text:p text:style-name="Option_20_Start">Command to create a device image.</text:p>
      <text:p text:style-name="Option_20_Start">Available macros: %device, %file, %image, %number.</text:p>
      <text:p text:style-name="Option_20_title"><text:alphabetical-index-mark-start text:id="IMark58005016"/>--device-ecc-pre-command<text:alphabetical-index-mark-end text:id="IMark5800501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70462856"/>--device-ecc-post-command<text:alphabetical-index-mark-end text:id="IMark70462856"/>=&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137976"/>--device-ecc-command<text:alphabetical-index-mark-end text:id="IMark94137976"/>=&lt;command&gt;</text:p>
      <text:p text:style-name="Option_20_Start">Command to added error correction codes (ecc) to a device image.</text:p>
      <text:p text:style-name="Option_20_Start">Note: Still not implemented!</text:p>
      <text:p text:style-name="Option_20_title"><text:alphabetical-index-mark-start text:id="IMark74255496"/>--device-blank-command<text:alphabetical-index-mark-end text:id="IMark74255496"/>=&lt;command&gt;</text:p>
      <text:p text:style-name="Option_20_Start">Comamnd to blank a device medium before writing.</text:p>
      <text:p text:style-name="Option_20_title"><text:alphabetical-index-mark-start text:id="IMark94137976"/>--device-write-pre-command<text:alphabetical-index-mark-end text:id="IMark94137976"/>=&lt;command&gt;</text:p>
      <text:p text:style-name="Option_20_Start">Command to execute before device image is written.</text:p>
      <text:p text:style-name="Option_20_Start">Available macros: %device, %file, %image, %number.</text:p>
      <text:p text:style-name="Option_20_title"><text:alphabetical-index-mark-start text:id="IMark74255496"/>--device-write-post-command<text:alphabetical-index-mark-end text:id="IMark74255496"/>=&lt;command&gt;</text:p>
      <text:p text:style-name="Option_20_Start">Command to execute after device image is written.</text:p>
      <text:p text:style-name="Option_20_Start">Available macros: %device, %file, %image, %number.</text:p>
      <text:p text:style-name="Option_20_title"><text:alphabetical-index-mark-start text:id="IMark187989368"/>--device-write-command<text:alphabetical-index-mark-end text:id="IMark18798936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94137976"/>--directory-strip<text:alphabetical-index-mark-end text:id="IMark94137976"/>=&lt;n&gt;, <text:alphabetical-index-mark-start text:id="IMark83467368"/>-p<text:alphabetical-index-mark-end text:id="IMark83467368"/>=&lt;n&gt;</text:p>
      <text:p text:style-name="Option_20_Start">Strip specified number of directory levels from file names of restored files.</text:p>
      <text:p text:style-name="Option_20_title"><text:alphabetical-index-mark-start text:id="IMark66483272"/>--destination<text:alphabetical-index-mark-end text:id="IMark66483272"/>=&lt;path&gt;</text:p>
      <text:p text:style-name="Option_20_Start">Restore files into specified path.</text:p>
      <text:p text:style-name="Option_20_title"><text:soft-page-break/><text:alphabetical-index-mark-start text:id="IMark94137976"/>--owner<text:alphabetical-index-mark-end text:id="IMark9413797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66483272"/>--daemon<text:alphabetical-index-mark-end text:id="IMark66483272"/></text:p>
      <text:p text:style-name="Option_20_Start">Run <text:span text:style-name="Name">BAR</text:span> in daemon mode (as a server).</text:p>
      <text:p text:style-name="Option_20_title"><text:alphabetical-index-mark-start text:id="IMark94137976"/>--no-detach<text:alphabetical-index-mark-end text:id="IMark94137976"/>, <text:alphabetical-index-mark-start text:id="IMark70462856"/>-D<text:alphabetical-index-mark-end text:id="IMark70462856"/></text:p>
      <text:p text:style-name="Option_20_Start">Do not detach process when running in daemon mode.</text:p>
      <text:p text:style-name="Option_20_title"><text:alphabetical-index-mark-start text:id="IMark70290584"/>--server-port<text:alphabetical-index-mark-end text:id="IMark70290584"/>=&lt;n&gt;<text:note text:id="ftn20" text:note-class="footnote"><text:note-citation>20</text:note-citation><text:note-body><text:p text:style-name="P48">Connections on the server port may also accept SSL encrypted connections.</text:p></text:note-body></text:note></text:p>
      <text:p text:style-name="Option_20_Start">Specify server port to use. Default is: 38523.</text:p>
      <text:p text:style-name="Option_20_title"><text:alphabetical-index-mark-start text:id="IMark58005016"/>--server-tls-port<text:alphabetical-index-mark-end text:id="IMark58005016"/>=&lt;n&gt;<text:span text:style-name="T13"><text:note-ref text:note-class="footnote" text:reference-format="text" text:ref-name="ftn20">20</text:note-ref></text:span></text:p>
      <text:p text:style-name="Option_20_Start">Specify TLS (SSL) server port to use. Default is: 38524.</text:p>
      <text:p text:style-name="Option_20_title"><text:alphabetical-index-mark-start text:id="IMark66483272"/>--server-ca-file<text:alphabetical-index-mark-end text:id="IMark66483272"/>=&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94137976"/>--server-cert-file<text:alphabetical-index-mark-end text:id="IMark94137976"/>=&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66483272"/>--server-key-file<text:alphabetical-index-mark-end text:id="IMark66483272"/>=&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94137976"/>--server-password<text:alphabetical-index-mark-end text:id="IMark9413797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58005016"/>--server-jobs-directory<text:alphabetical-index-mark-end text:id="IMark58005016"/>=&lt;path name&gt;</text:p>
      <text:p text:style-name="Option_20_Start">Specify server jobs directory. Default is: <text:span text:style-name="Filename"><text:span text:style-name="T11">/etc/bar/jobs</text:span></text:span>.</text:p>
      <text:p text:style-name="Option_20_title"><text:alphabetical-index-mark-start text:id="IMark187989368"/>--nice-level<text:alphabetical-index-mark-end text:id="IMark187989368"/>=&lt;n&gt;</text:p>
      <text:p text:style-name="Option_20_Start">Specify the nice-level the server should run. On Linux the nice level may be 0 (not nice) to 19 (very nice).</text:p>
      <text:p text:style-name="Option_20_title"><text:soft-page-break/><text:alphabetical-index-mark-start text:id="IMark66483272"/>--max-band-width<text:alphabetical-index-mark-end text:id="IMark66483272"/>=<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51970357334490491" text:style-name="L9">
        <text:list-item>
          <text:p text:style-name="P120"><text:bookmark-start text:name="__DdeLink__7433_664228686"/>year: four digit year</text:p>
        </text:list-item>
        <text:list-item>
          <text:p text:style-name="P120">month: 1..12 or names Jan, Feb, Mar, Apr, May, Jun, Jul, Aug, Sept, Oct, Nov, Dec</text:p>
        </text:list-item>
        <text:list-item>
          <text:p text:style-name="P120">day: 1..31</text:p>
        </text:list-item>
        <text:list-item>
          <text:p text:style-name="P120">week day names: Mon, Tue, Wed, Thu, Fri, Sat, Sun</text:p>
        </text:list-item>
        <text:list-item>
          <text:p text:style-name="P120">hour: 00..23</text:p>
        </text:list-item>
        <text:list-item>
          <text:p text:style-name="P120">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58005016"/>--remote-bar-executable<text:alphabetical-index-mark-end text:id="IMark5800501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66483272"/>--index-database<text:alphabetical-index-mark-end text:id="IMark66483272"/>=&lt;file name&gt;</text:p>
      <text:p text:style-name="Option_20_Start">Specify the file name of the internal index database. Default is: <text:span text:style-name="Filename">/var/lib/bar/index.db</text:span>.</text:p>
      <text:p text:style-name="Option_20_title"><text:alphabetical-index-mark-start text:id="IMark94137976"/>--index-database-auto-update<text:alphabetical-index-mark-end text:id="IMark94137976"/></text:p>
      <text:p text:style-name="Option_20_Start">Enable automatically update index database with archives found on the file system or some remote server.</text:p>
      <text:p text:style-name="Option_20_title"><text:alphabetical-index-mark-start text:id="IMark70290440"/>--index-database-max-band-width<text:alphabetical-index-mark-end text:id="IMark7029044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3149372697228" text:continue-list="list103147324731887"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70290440"/>--index-database-keep-time<text:alphabetical-index-mark-end text:id="IMark7029044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70290584"/>--no-index-database<text:alphabetical-index-mark-end text:id="IMark70290584"/></text:p>
      <text:p text:style-name="Option_20_Start">Do not store index database for created archives.</text:p>
      <text:h text:style-name="P102" text:outline-level="3"><text:bookmark-start text:name="__RefHeading__10437_873480820"/><text:span text:style-name="T24">Continuous</text:span> database<text:bookmark-end text:name="__RefHeading__10437_873480820"/></text:h>
      <text:p text:style-name="Option_20_title"><text:alphabetical-index-mark-start text:id="IMark83467368"/>--<text:span text:style-name="T24">continuous-database</text:span><text:alphabetical-index-mark-end text:id="IMark83467368"/><text:span text:style-name="T24">=&lt;file name&gt;</text:span></text:p>
      <text:p text:style-name="P73">Specify the file name of the internal <text:span text:style-name="T24">continuous</text:span> database. Default is <text:span text:style-name="T24">empty to keep the database file in memory only.</text:span></text:p>
      <text:p text:style-name="P54">--<text:span text:style-name="T24">continuous-max-size=&lt;size&gt;</text:span></text:p>
      <text:p text:style-name="P55">Specify the max. size of an entry which should be stored during a contin<text:span text:style-name="T25">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94137976"/>--log<text:alphabetical-index-mark-end text:id="IMark9413797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83467368"/>--log-file<text:alphabetical-index-mark-end text:id="IMark8346736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74255496"/>--log-post-command<text:alphabetical-index-mark-end text:id="IMark7425549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70290440"/>--config<text:alphabetical-index-mark-end text:id="IMark70290440"/>=&lt;file name&gt;</text:p>
      <text:p text:style-name="Option_20_Start">Read configuration from the specified file.</text:p>
      <text:p text:style-name="Option_20_title"><text:alphabetical-index-mark-start text:id="IMark74255496"/>--tmp-directory<text:alphabetical-index-mark-end text:id="IMark74255496"/>=&lt;path&gt;</text:p>
      <text:p text:style-name="Option_20_Start">Use the specified directory for temporary files.</text:p>
      <text:p text:style-name="Option_20_title"><text:alphabetical-index-mark-start text:id="IMark66483272"/>--max-tmp-size<text:alphabetical-index-mark-end text:id="IMark66483272"/>=&lt;size&gt;</text:p>
      <text:p text:style-name="P73">Use max. specified size for temporary files. If the space is occupied pause creating new <text:span text:style-name="T81">storage </text:span>files.</text:p>
      <text:p text:style-name="Option_20_note">Note: only temporary storage files are taken into account!</text:p>
      <text:p text:style-name="Option_20_title"><text:alphabetical-index-mark-start text:id="IMark187963016"/>--directory<text:alphabetical-index-mark-end text:id="IMark187963016"/>=&lt;path&gt;, <text:alphabetical-index-mark-start text:id="IMark70462856"/>-C<text:alphabetical-index-mark-end text:id="IMark70462856"/>=&lt;path&gt;</text:p>
      <text:p text:style-name="Option_20_Start">Change to directory.</text:p>
      <text:p text:style-name="Option_20_title"><text:soft-page-break/><text:alphabetical-index-mark-start text:id="IMark187989368"/>--pid-file<text:alphabetical-index-mark-end text:id="IMark18798936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70462856"/>--<text:span text:style-name="T77">pairing-master-file</text:span><text:alphabetical-index-mark-end text:id="IMark70462856"/><text:span text:style-name="T77">=&lt;file name&gt;</text:span></text:p>
      <text:p text:style-name="Option_20_Start">File to enable or clear pairing of master with slave. Write <text:span text:style-name="Command">start</text:span> into this file or an empty will start new pairing of master, <text:span text:style-name="Command">clear</text:span> clear current paired master.</text:p>
      <text:p text:style-name="Option_20_title"><text:alphabetical-index-mark-start text:id="IMark83467368"/>--group<text:alphabetical-index-mark-end text:id="IMark83467368"/>, <text:alphabetical-index-mark-start text:id="IMark70290584"/>-g<text:alphabetical-index-mark-end text:id="IMark70290584"/></text:p>
      <text:p text:style-name="Option_20_Start">Group files when listing archive content. </text:p>
      <text:p text:style-name="Option_20_title"><text:alphabetical-index-mark-start text:id="IMark70290440"/>--all<text:alphabetical-index-mark-end text:id="IMark70290440"/></text:p>
      <text:p text:style-name="Option_20_Start">Show all files, not only the newest version of a file when listing archive content.</text:p>
      <text:p text:style-name="Option_20_title"><text:alphabetical-index-mark-start text:id="IMark74255496"/>--long-format<text:alphabetical-index-mark-end text:id="IMark74255496"/>, <text:alphabetical-index-mark-start text:id="IMark66483272"/>-L<text:alphabetical-index-mark-end text:id="IMark66483272"/></text:p>
      <text:p text:style-name="Option_20_Start">Use long output format when listing archive content.</text:p>
      <text:p text:style-name="Option_20_title"><text:alphabetical-index-mark-start text:id="IMark70290584"/>--human-format<text:alphabetical-index-mark-end text:id="IMark70290584"/>, <text:alphabetical-index-mark-start text:id="IMark187963016"/>-H<text:alphabetical-index-mark-end text:id="IMark187963016"/></text:p>
      <text:p text:style-name="Option_20_Start">Print sizes in human readable format (number and unit) instead of bytes.</text:p>
      <text:p text:style-name="Option_20_title"><text:alphabetical-index-mark-start text:id="IMark70290440"/>--numeric-uid-gid<text:alphabetical-index-mark-end text:id="IMark70290440"/></text:p>
      <text:p text:style-name="Option_20_Start">Print user/group ids as numbers instead resolved names.</text:p>
      <text:p text:style-name="Option_20_title"><text:alphabetical-index-mark-start text:id="IMark66483272"/>--numeric-permission<text:alphabetical-index-mark-end text:id="IMark66483272"/></text:p>
      <text:p text:style-name="Option_20_Start">Print file/directory permissions as octal numbers instead of permission text flags.</text:p>
      <text:p text:style-name="Option_20_title"><text:alphabetical-index-mark-start text:id="IMark187963016"/>--no-header-footer<text:alphabetical-index-mark-end text:id="IMark187963016"/></text:p>
      <text:p text:style-name="Option_20_Start">Suppress output of header/footer when listing archive content.</text:p>
      <text:p text:style-name="Option_20_title"><text:alphabetical-index-mark-start text:id="IMark70290440"/>--delete-old-archive-files<text:alphabetical-index-mark-end text:id="IMark70290440"/></text:p>
      <text:p text:style-name="Option_20_Start">Delete all old archive files after creating new archive files.</text:p>
      <text:p text:style-name="Option_20_title"><text:alphabetical-index-mark-start text:id="IMark66483272"/>--ignore-no-backup-file<text:alphabetical-index-mark-end text:id="IMark66483272"/></text:p>
      <text:p text:style-name="Option_20_Start">Ignore <text:span text:style-name="Filename">.nobackup</text:span>/<text:span text:style-name="Filename">.NOBACKUP</text:span> file and store directories containing this file, too.</text:p>
      <text:p text:style-name="Option_20_title"><text:alphabetical-index-mark-start text:id="IMark187963016"/>--ignore-no-dump<text:alphabetical-index-mark-end text:id="IMark18796301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70290584"/>--skip-unreadable <text:alphabetical-index-mark-end text:id="IMark70290584"/></text:p>
      <text:p text:style-name="Option_20_Start">Skip unreadable files instead of reporting an error.</text:p>
      <text:p text:style-name="Option_20_title"><text:alphabetical-index-mark-start text:id="IMark57512232"/>--force-delta-compression<text:alphabetical-index-mark-end text:id="IMark57512232"/></text:p>
      <text:p text:style-name="Option_20_Start">Enable forced delta compression. If no delta compression can be used an error is reported instead of a warning only.</text:p>
      <text:p text:style-name="Option_20_title"><text:soft-page-break/><text:alphabetical-index-mark-start text:id="IMark70290440"/>--raw-images<text:alphabetical-index-mark-end text:id="IMark7029044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70462856"/>--no-fragments-check<text:alphabetical-index-mark-end text:id="IMark70462856"/></text:p>
      <text:p text:style-name="Option_20_Start">Do not check if a fragmented file is complete.</text:p>
      <text:p text:style-name="Option_20_title"><text:alphabetical-index-mark-start text:id="IMark74255496"/>--archive-file-mode<text:alphabetical-index-mark-end text:id="IMark7425549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94137976"/>--overwrite-archive-files<text:alphabetical-index-mark-end text:id="IMark94137976"/>, <text:alphabetical-index-mark-start text:id="IMark57512232"/>-o<text:alphabetical-index-mark-end text:id="IMark57512232"/></text:p>
      <text:p text:style-name="P77">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70290584"/>--overwrite-files<text:alphabetical-index-mark-end text:id="IMark70290584"/></text:p>
      <text:p text:style-name="Option_20_Start">Overwrite existing files when restoring files instead of reporting an error.</text:p>
      <text:p text:style-name="Option_20_title"><text:alphabetical-index-mark-start text:id="IMark94137976"/>--wait-first-volume<text:alphabetical-index-mark-end text:id="IMark9413797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74255496"/>--dry-run<text:alphabetical-index-mark-end text:id="IMark7425549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70290584"/>--no-storage<text:alphabetical-index-mark-end text:id="IMark7029058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137976"/>--no-bar-on-medium<text:alphabetical-index-mark-end text:id="IMark9413797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74255496"/>--<text:span text:style-name="T69">no-stop-on-error</text:span><text:alphabetical-index-mark-end text:id="IMark74255496"/></text:p>
      <text:p text:style-name="Option_20_Start">Do not store operation when an error occurre. Try to continue with remaining store/restore.</text:p>
      <text:p text:style-name="Option_20_title"><text:alphabetical-index-mark-start text:id="IMark70290584"/>--no-default-config<text:alphabetical-index-mark-end text:id="IMark70290584"/></text:p>
      <text:p text:style-name="Option_20_Start">Do not read personal configuration file <text:span text:style-name="Filename"><text:span text:style-name="T11">~/.bar/bar.cfg</text:span></text:span><text:span text:style-name="T1">.</text:span></text:p>
      <text:p text:style-name="Option_20_title"><text:alphabetical-index-mark-start text:id="IMark83467368"/><text:span text:style-name="T1">--volume-size</text:span><text:alphabetical-index-mark-end text:id="IMark83467368"/><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oft-page-break/><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8005016"/>--ecc<text:alphabetical-index-mark-end text:id="IMark58005016"/></text:p>
      <text:p text:style-name="Option_20_Start">Enable generation of error correction codes when creating CD/DVD/BD or device images. For CDs/DVDs/BDs the external tool <text:span text:style-name="T1">dvdisaster</text:span><text:span text:style-name="T5"> is required.</text:span></text:p>
      <text:p text:style-name="P39"><text:alphabetical-index-mark-start text:id="IMark187963016"/>--always-create-image<text:alphabetical-index-mark-end text:id="IMark187963016"/></text:p>
      <text:p text:style-name="Option_20_Start">Enable always generate an image file for CDs/DVDs/BDs or devices. Usually image files are only generated when error correction codes should be added.</text:p>
      <text:p text:style-name="P41"><text:alphabetical-index-mark-start text:id="IMark70290440"/>--blank<text:alphabetical-index-mark-end text:id="IMark70290440"/></text:p>
      <text:p text:style-name="Option_20_Start">Blank CD/DVD/BD medium before writing.</text:p>
      <text:p text:style-name="Option_20_title"><text:alphabetical-index-mark-start text:id="IMark74255496"/><text:alphabetical-index-mark-start text:id="IMark57512232"/>--quiet<text:alphabetical-index-mark-end text:id="IMark57512232"/><text:alphabetical-index-mark-end text:id="IMark74255496"/></text:p>
      <text:p text:style-name="Option_20_Start">Be quiet and suppress any output.</text:p>
      <text:p text:style-name="Option_20_title"><text:alphabetical-index-mark-start text:id="IMark187963016"/>--verbose<text:alphabetical-index-mark-end text:id="IMark18796301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80">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58005016"/>--version<text:alphabetical-index-mark-end text:id="IMark58005016"/></text:p>
      <text:p text:style-name="Option_20_Start">Output version of <text:span text:style-name="Name">BAR</text:span>.</text:p>
      <text:p text:style-name="Option_20_title"><text:alphabetical-index-mark-start text:id="IMark187989368"/>--help<text:alphabetical-index-mark-end text:id="IMark187989368"/>, <text:alphabetical-index-mark-start text:id="IMark94137976"/>-h<text:alphabetical-index-mark-end text:id="IMark94137976"/></text:p>
      <text:p text:style-name="Option_20_Start">Output help to options.</text:p>
      <text:p text:style-name="Option_20_title"><text:alphabetical-index-mark-start text:id="IMark66483272"/>--xhelp<text:alphabetical-index-mark-end text:id="IMark66483272"/></text:p>
      <text:p text:style-name="Option_20_Start">Output help to extended options.</text:p>
      <text:p text:style-name="Option_20_title"><text:soft-page-break/><text:alphabetical-index-mark-start text:id="IMark70290440"/>--help-internal<text:alphabetical-index-mark-end text:id="IMark7029044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1</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70290440"/>archive-name<text:alphabetical-index-mark-end text:id="IMark70290440"/>=&lt;name&gt;</text:p>
      <text:p text:style-name="Option_20_Start">Specify the archive name. Usually this configuration entry is only found in job files.</text:p>
      <text:p text:style-name="Option_20_title"><text:alphabetical-index-mark-start text:id="IMark58005016"/>archive-type<text:alphabetical-index-mark-end text:id="IMark58005016"/>=normal|full|incremental|differential</text:p>
      <text:p text:style-name="Option_20_Start">Specify the archive type to create. Usually this configuration entry is only found in job files.</text:p>
      <text:p text:style-name="Option_20_title"><text:alphabetical-index-mark-start text:id="IMark66483272"/>crypt-password-mode<text:alphabetical-index-mark-end text:id="IMark66483272"/>=default|ask|config</text:p>
      <text:p text:style-name="Option_20_Start">Specify the password mode. Usually this configuration entry is only found in job files.</text:p>
      <text:p text:style-name="Option_20_title"><text:alphabetical-index-mark-start text:id="IMark70290440"/>include-file<text:alphabetical-index-mark-end text:id="IMark70290440"/>=&lt;pattern&gt;</text:p>
      <text:p text:style-name="Option_20_Start">Include matching entries into the created archive.</text:p>
      <text:p text:style-name="Option_20_title"><text:bookmark-start text:name="__DdeLink__12524_1674148630"/><text:alphabetical-index-mark-start text:id="IMark58005016"/>include-file-command<text:alphabetical-index-mark-end text:id="IMark5800501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soft-page-break/><text:alphabetical-index-mark-start text:id="IMark66483272"/>include-image<text:alphabetical-index-mark-end text:id="IMark66483272"/>=&lt;pattern&gt;</text:p>
      <text:p text:style-name="Option_20_Start">Include matching devices as disk images into the created archive.</text:p>
      <text:p text:style-name="Option_20_title"><text:alphabetical-index-mark-start text:id="IMark70290440"/>include-image-command<text:alphabetical-index-mark-end text:id="IMark7029044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58005016"/>exclude<text:alphabetical-index-mark-end text:id="IMark5800501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137976"/>exclude-command<text:alphabetical-index-mark-end text:id="IMark9413797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9</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text:soft-page-break/>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9</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50</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1</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text:soft-page-break/>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3</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03149305545432" text:continue-list="list2551970357334490491" text:style-name="L9">
        <text:list-item>
          <text:p text:style-name="P94">month names: Jan, Feb, Mar, Apr, May, Jun, Jul, Aug, Sept, Oct, Nov, Dec</text:p>
        </text:list-item>
        <text:list-item>
          <text:p text:style-name="P94">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text:soft-page-break/>#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81">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60">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58005016"/><text:alphabetical-index-mark-start text:id="IMark187963016"/>--port<text:alphabetical-index-mark-end text:id="IMark187963016"/><text:alphabetical-index-mark-end text:id="IMark58005016"/>=&lt;n&gt;, <text:alphabetical-index-mark-start text:id="IMark70290440"/><text:alphabetical-index-mark-start text:id="IMark74255496"/>-p<text:alphabetical-index-mark-end text:id="IMark74255496"/><text:alphabetical-index-mark-end text:id="IMark70290440"/>=&lt;n&gt;<text:note text:id="ftn21" text:note-class="footnote"><text:note-citation>21</text:note-citation><text:note-body><text:p text:style-name="P49">A SSL encrypted connection may also be established on the plain server port.</text:p></text:note-body></text:note></text:p>
      <text:p text:style-name="Option_20_Start">Server port. Default is:: 38523.</text:p>
      <text:p text:style-name="Option_20_title"><text:soft-page-break/><text:alphabetical-index-mark-start text:id="IMark70290584"/><text:alphabetical-index-mark-start text:id="IMark187989368"/>--tls-port<text:alphabetical-index-mark-end text:id="IMark187989368"/><text:alphabetical-index-mark-end text:id="IMark70290584"/>=&lt;n&gt;</text:p>
      <text:p text:style-name="Option_20_Start">TLS server port. Default is: 38524.</text:p>
      <text:p text:style-name="Option_20_title"><text:alphabetical-index-mark-start text:id="IMark58005016"/>--password<text:alphabetical-index-mark-end text:id="IMark5800501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6483272"/>--login-dialog<text:alphabetical-index-mark-end text:id="IMark66483272"/></text:p>
      <text:p text:style-name="Option_20_Start">Force to open the login dialog.</text:p>
      <text:p text:style-name="Option_20_title"><text:alphabetical-index-mark-start text:id="IMark70290584"/><text:alphabetical-index-mark-start text:id="IMark70290440"/>--key-file<text:alphabetical-index-mark-end text:id="IMark70290440"/><text:alphabetical-index-mark-end text:id="IMark7029058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58005016"/><text:span text:style-name="Filename"><text:span text:style-name="T5">--</text:span></text:span><text:span text:style-name="Filename"><text:span text:style-name="T10">force-ssl</text:span></text:span><text:alphabetical-index-mark-end text:id="IMark58005016"/></text:p>
      <text:p text:style-name="Option_20_Start"><text:span text:style-name="Filename"><text:span text:style-name="T66">Force SSL connection</text:span></text:span></text:p>
      <text:p text:style-name="Option_20_title"><text:alphabetical-index-mark-start text:id="IMark187989368"/>--select-job<text:alphabetical-index-mark-end text:id="IMark187989368"/>=&lt;name&gt;</text:p>
      <text:p text:style-name="Option_20_Start">Select a job in the status tab.</text:p>
      <text:p text:style-name="Option_20_title"><text:alphabetical-index-mark-start text:id="IMark187963016"/><text:alphabetical-index-mark-start text:id="IMark74255496"/>--job<text:alphabetical-index-mark-end text:id="IMark74255496"/><text:alphabetical-index-mark-end text:id="IMark187963016"/>=&lt;name&gt;, <text:alphabetical-index-mark-start text:id="IMark84504184"/><text:alphabetical-index-mark-start text:id="IMark70462856"/>-j<text:alphabetical-index-mark-end text:id="IMark70462856"/><text:alphabetical-index-mark-end text:id="IMark84504184"/>=&lt;name&gt;</text:p>
      <text:p text:style-name="P74">Start execution of job &lt;name&gt; and terminate <text:span text:style-name="Command"><text:span text:style-name="T26">BARC</text:span></text:span><text:span text:style-name="Command">ontrol</text:span>.</text:p>
      <text:p text:style-name="Option_20_title"><text:alphabetical-index-mark-start text:id="IMark187989368"/>--archive-type<text:alphabetical-index-mark-end text:id="IMark187989368"/>=&lt;mode&gt;</text:p>
      <text:p text:style-name="Option_20_Start">Set job mode: normal, full, incremental, differential. Default is: normal.</text:p>
      <text:p text:style-name="Option_20_title"><text:alphabetical-index-mark-start text:id="IMark84504184"/><text:alphabetical-index-mark-start text:id="IMark187963016"/>--abort<text:alphabetical-index-mark-end text:id="IMark187963016"/><text:alphabetical-index-mark-end text:id="IMark84504184"/>=&lt;name&gt;</text:p>
      <text:p text:style-name="P74">Abort execution of job &lt;name&gt; and terminate <text:span text:style-name="Command"><text:span text:style-name="T26">BARC</text:span></text:span><text:span text:style-name="Command">ontrol</text:span>.</text:p>
      <text:p text:style-name="Option_20_title"><text:alphabetical-index-mark-start text:id="IMark66483272"/>--pause<text:alphabetical-index-mark-end text:id="IMark66483272"/>=&lt;n&gt;, <text:alphabetical-index-mark-start text:id="IMark70290584"/>-t<text:alphabetical-index-mark-end text:id="IMark70290584"/>=&lt;n&gt;</text:p>
      <text:p text:style-name="P74">Pause job execution for &lt;n&gt; seconds and terminate <text:span text:style-name="Command"><text:span text:style-name="T26">BARC</text:span></text:span><text:span text:style-name="Command">ontrol</text:span>.</text:p>
      <text:p text:style-name="Option_20_title"><text:alphabetical-index-mark-start text:id="IMark84504184"/>--ping<text:alphabetical-index-mark-end text:id="IMark84504184"/>, <text:alphabetical-index-mark-start text:id="IMark83467368"/>-i<text:alphabetical-index-mark-end text:id="IMark83467368"/></text:p>
      <text:p text:style-name="P74">Check connection to server and terminate <text:span text:style-name="Command"><text:span text:style-name="T26">BARC</text:span></text:span><text:span text:style-name="Command">ontrol</text:span>.</text:p>
      <text:p text:style-name="Option_20_title"><text:alphabetical-index-mark-start text:id="IMark70290584"/>--suspend<text:alphabetical-index-mark-end text:id="IMark70290584"/>, <text:alphabetical-index-mark-start text:id="IMark70462856"/>-s<text:alphabetical-index-mark-end text:id="IMark70462856"/></text:p>
      <text:p text:style-name="P74">Suspend job execution and terminate <text:span text:style-name="Command"><text:span text:style-name="T26">BARC</text:span></text:span><text:span text:style-name="Command">ontrol</text:span>.</text:p>
      <text:p text:style-name="Option_20_title"><text:alphabetical-index-mark-start text:id="IMark94137976"/>--continue<text:alphabetical-index-mark-end text:id="IMark94137976"/>, <text:alphabetical-index-mark-start text:id="IMark74255496"/>-c<text:alphabetical-index-mark-end text:id="IMark74255496"/></text:p>
      <text:p text:style-name="P74">Continue job execution and terminate <text:span text:style-name="Command"><text:span text:style-name="T26">BARC</text:span></text:span><text:span text:style-name="Command">ontrol</text:span>.</text:p>
      <text:p text:style-name="Option_20_title"><text:alphabetical-index-mark-start text:id="IMark70290440"/>--list<text:alphabetical-index-mark-end text:id="IMark70290440"/>, <text:alphabetical-index-mark-start text:id="IMark187963016"/>-l<text:alphabetical-index-mark-end text:id="IMark187963016"/></text:p>
      <text:p text:style-name="P74">List jobs and terminate <text:span text:style-name="Command"><text:span text:style-name="T26">BARC</text:span></text:span><text:span text:style-name="Command">ontrol</text:span>.</text:p>
      <text:p text:style-name="P40"><text:alphabetical-index-mark-start text:id="IMark66483272"/>--index-database-add<text:alphabetical-index-mark-end text:id="IMark66483272"/>=<text:span text:style-name="T27">&lt;pattern&gt;</text:span></text:p>
      <text:p text:style-name="P75">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40"><text:soft-page-break/><text:alphabetical-index-mark-start text:id="IMark83467368"/>--index-database-remove<text:alphabetical-index-mark-end text:id="IMark83467368"/>=<text:span text:style-name="T27">&lt;pattern&gt;</text:span></text:p>
      <text:p text:style-name="P75">Remove storage archive from <text:span text:style-name="T27">the </text:span>index database and terminate <text:span text:style-name="Command"><text:span text:style-name="T26">BARC</text:span></text:span><text:span text:style-name="Command">ontrol</text:span>.</text:p>
      <text:p text:style-name="P40"><text:alphabetical-index-mark-start text:id="IMark70290440"/>--<text:span text:style-name="T27">index-database-refresh</text:span><text:alphabetical-index-mark-end text:id="IMark70290440"/><text:span text:style-name="T27">=&lt;pattern&gt;</text:span></text:p>
      <text:p text:style-name="P76">Refresh storage archives in the index database and terminate <text:span text:style-name="Command"><text:span text:style-name="T26">BARC</text:span></text:span><text:span text:style-name="Command">ontrol</text:span>.</text:p>
      <text:p text:style-name="P40"><text:alphabetical-index-mark-start text:id="IMark58005016"/>--<text:span text:style-name="T66">index-database-entities-list</text:span><text:alphabetical-index-mark-end text:id="IMark58005016"/><text:span text:style-name="T66">=&lt;name&gt;, </text:span><text:alphabetical-index-mark-start text:id="IMark187989368"/><text:span text:style-name="T66">-n</text:span><text:alphabetical-index-mark-end text:id="IMark187989368"/><text:span text:style-name="T66">=&lt;name&gt;</text:span></text:p>
      <text:p text:style-name="P78">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40"><text:alphabetical-index-mark-start text:id="IMark70290584"/>--index-database-storage<text:span text:style-name="T66">s</text:span>-list<text:alphabetical-index-mark-end text:id="IMark70290584"/>=&lt;<text:span text:style-name="T27">name</text:span>&gt;, <text:alphabetical-index-mark-start text:id="IMark58005016"/>-<text:span text:style-name="T27">a</text:span><text:alphabetical-index-mark-end text:id="IMark58005016"/><text:span text:style-name="T27">=&lt;names&gt;</text:span></text:p>
      <text:p text:style-name="P75">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40"><text:alphabetical-index-mark-start text:id="IMark94137976"/>--index-database-entries-list<text:alphabetical-index-mark-end text:id="IMark94137976"/>=&lt;pattern&gt;, <text:alphabetical-index-mark-start text:id="IMark70290584"/>-<text:span text:style-name="T27">e</text:span><text:alphabetical-index-mark-end text:id="IMark70290584"/><text:span text:style-name="T27">=&lt;name&gt;</text:span></text:p>
      <text:p text:style-name="P75">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83467368"/>--restore<text:alphabetical-index-mark-end text:id="IMark83467368"/>=&lt;name&gt;</text:p>
      <text:p text:style-name="Option_20_Start">Restore storage with name &lt;name&gt;</text:p>
      <text:p text:style-name="Option_20_title"><text:alphabetical-index-mark-start text:id="IMark58005016"/>--destination<text:alphabetical-index-mark-end text:id="IMark58005016"/>=&lt;directory&gt;</text:p>
      <text:p text:style-name="Option_20_Start">Selected destination directory for restore.</text:p>
      <text:p text:style-name="Option_20_title"><text:alphabetical-index-mark-start text:id="IMark187963016"/>--overwrite-entries<text:alphabetical-index-mark-end text:id="IMark187963016"/></text:p>
      <text:p text:style-name="Option_20_Start">Enable overwrite existing entries on restore.</text:p>
      <text:p text:style-name="Option_20_title"><text:alphabetical-index-mark-start text:id="IMark83467368"/>--version<text:alphabetical-index-mark-end text:id="IMark83467368"/></text:p>
      <text:p text:style-name="P74">Output version of <text:span text:style-name="Command"><text:span text:style-name="T26">BARC</text:span></text:span><text:span text:style-name="Command">ontrol</text:span>.</text:p>
      <text:p text:style-name="Option_20_title"><text:alphabetical-index-mark-start text:id="IMark66483272"/>--help<text:alphabetical-index-mark-end text:id="IMark66483272"/>, <text:alphabetical-index-mark-start text:id="IMark187963016"/>-h<text:alphabetical-index-mark-end text:id="IMark18796301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60"><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83467368"/>pause-create<text:alphabetical-index-mark-end text:id="IMark83467368"/>=yes|no</text:p>
      <text:p text:style-name="Configuration">Pause creating new archive files when pause-button is pressed.</text:p>
      <text:p text:style-name="Configuration_20_title"><text:alphabetical-index-mark-start text:id="IMark187989368"/>pause-storage<text:alphabetical-index-mark-end text:id="IMark187989368"/>=yes|no</text:p>
      <text:p text:style-name="Configuration">Pause storage of archive files when pause-button is pressed.</text:p>
      <text:p text:style-name="Configuration_20_title"><text:alphabetical-index-mark-start text:id="IMark66483272"/>pause-restore<text:alphabetical-index-mark-end text:id="IMark66483272"/>=yes|no</text:p>
      <text:p text:style-name="Configuration">Pause restoring archive files when pause-button is pressed.</text:p>
      <text:p text:style-name="Configuration_20_title"><text:alphabetical-index-mark-start text:id="IMark83467368"/>pause-index-database-update<text:alphabetical-index-mark-end text:id="IMark83467368"/>=yes|no</text:p>
      <text:p text:style-name="Configuration">Pause automatic update index database when pause-button is pressed.</text:p>
      <text:p text:style-name="Configuration_20_title"><text:soft-page-break/><text:alphabetical-index-mark-start text:id="IMark187989368"/>server<text:alphabetical-index-mark-end text:id="IMark187989368"/>=&lt;name&gt;</text:p>
      <text:p text:style-name="Configuration">Name of computer running a <text:span text:style-name="Name">BAR</text:span> server daemon.</text:p>
      <text:p text:style-name="Configuration_20_title"><text:alphabetical-index-mark-start text:id="IMark66483272"/>server-password<text:alphabetical-index-mark-end text:id="IMark66483272"/>=&lt;password&gt;</text:p>
      <text:p text:style-name="Configuration"><text:span text:style-name="Name">BAR</text:span> server daemon password.</text:p>
      <text:p text:style-name="Configuration_20_title"><text:alphabetical-index-mark-start text:id="IMark83467368"/>server-port<text:alphabetical-index-mark-end text:id="IMark83467368"/>=&lt;n&gt;</text:p>
      <text:p text:style-name="Configuration"><text:span text:style-name="Name">BAR</text:span> server port number for plain network connections.</text:p>
      <text:p text:style-name="Configuration_20_title"><text:alphabetical-index-mark-start text:id="IMark187989368"/>server-tls-port<text:alphabetical-index-mark-end text:id="IMark187989368"/>=&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187989368"/><text:span text:style-name="T1">chunks</text:span><text:alphabetical-index-mark-end text:id="IMark187989368"/><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8</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7"/>
      <text:p text:style-name="Text_20_body_20_Start">A single chunk have the structure:</text:p>
      <text:list xml:id="list4760730235460080893" text:style-name="L10">
        <text:list-item>
          <text:p text:style-name="P129">id (4 characters)</text:p>
        </text:list-item>
      </text:list>
      <text:list xml:id="list103149267231105" text:continue-list="list103149372697228" text:style-name="List_20_1">
        <text:list-item>
          <text:p text:style-name="List_20_1">size (uint64)</text:p>
        </text:list-item>
      </text:list>
      <text:list xml:id="list103148956654912" text:continue-list="list4760730235460080893" text:style-name="L10">
        <text:list-item>
          <text:p text:style-name="P13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4" text:note-class="footnote"><text:note-citation>24</text:note-citation><text:note-body><text:p text:style-name="P53">Zstd may only be available from the source repository. See [<text:reference-ref text:reference-format="text" text:ref-name="Zstd">Zstd</text:reference-ref>].</text:p></text:note-body></text:note></text:p>
          </table:table-cell>
          <table:table-cell table:style-name="Packages.A2" office:value-type="string">
            <text:p text:style-name="P16">optional</text:p>
          </table:table-cell>
          <table:table-cell table:style-name="Packages.C2" office:value-type="string">
            <text:p text:style-name="P15">zstd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5" text:note-class="footnote"><text:note-citation>25</text:note-citation><text:note-body><text:p text:style-name="Footnote">Either ftplib or libcurl can be used. Using libcurl is recommended.</text:p></text:note-body></text:note></text:p>
          </table:table-cell>
          <table:table-cell table:style-name="Packages.A2" office:value-type="string">
            <text:p text:style-name="P7">optional</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ftplib-dev</text:p>
          </table:table-cell>
          <table:table-cell table:style-name="Packages.A2" office:value-type="string">
            <text:p text:style-name="P7"><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5">25</text:note-ref></text:span></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P82"><text:s text:c="2"/><text:span text:style-name="T76">zstd</text:span> compression <text:s/>: yes (1.<text:span text:style-name="T76">3</text:span>.<text:span text:style-name="T76">2</text:span>)</text:p>
      <text:p text:style-name="P82"><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text:soft-page-break/></text:p>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text:soft-page-break/>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6209904936776640925"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03147472490859"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03148891181539" text:continue-list="list10314862844103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03148430620757" text:continue-numbering="true" text:style-name="Numbering_20_5">
        <text:list-item>
          <text:p text:style-name="Question"><text:soft-page-break/>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6">lz4</text:span></text:span><text:span text:style-name="Command">, </text:span><text:span text:style-name="Command"><text:span text:style-name="T76">and zstd</text:span></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6">zstd-0</text:span></text:span> or <text:span text:style-name="Option">zip1</text:span>.</text:p>
      <text:list xml:id="list103148618214842"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03148491576812"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03148281936876" text:continue-numbering="true" text:style-name="Numbering_20_5">
        <text:list-item>
          <text:p text:style-name="Question">I cannot establish a TLS/SSL connection with BARControl.</text:p>
        </text:list-item>
      </text:list>
      <text:p text:style-name="P56">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03147759122894"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03148994322564"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03147645243491"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3149427462590"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03148145176231"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text:soft-page-break/>libraries on your system. Probably SWT 3.5.x and GTK 2.18 or newer versions seems not to work together anymore. I could avoid this problem by using SWT 3.6 or newer.</text:p>
      <text:list xml:id="list103149564259428"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03147532843990"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9</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03147553975627"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9</text:bookmark-ref>) or place some # into the archive file name where you want to have the generated part number.</text:p>
      <text:list xml:id="list10314830700155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03149179115978"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03149334191903"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03149279415936" text:continue-numbering="true" text:style-name="Numbering_20_5">
        <text:list-item>
          <text:p text:style-name="Question"><text:bookmark-start text:name="__DdeLink__6192_951782747"/><text:soft-page-break/>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03147717881091"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0314876772139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03149225438147"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0314830174500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314936977003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oft-page-break/><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03149361971609"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03147590519734" text:continue-numbering="true" text:style-name="Numbering_20_5">
        <text:list-item>
          <text:p text:style-name="Question">BARControl does not start on my system. I get the error “No more handles [gtk_init_check() failed]”. What is wrong?</text:p>
        </text:list-item>
      </text:list>
      <text:p text:style-name="P56">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3147487249568"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6">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03149492358009" text:continue-numbering="true" text:style-name="Numbering_20_5">
        <text:list-item>
          <text:p text:style-name="Question">Can I automate the login with BARControl?</text:p>
        </text:list-item>
      </text:list>
      <text:p text:style-name="P56">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03147515218480" text:continue-numbering="true" text:style-name="Numbering_20_5">
        <text:list-item>
          <text:p text:style-name="Question"><text:soft-page-break/>BAR server is running with the Linux root account on my system. Is it required that BARControl is also running as root?</text:p>
        </text:list-item>
      </text:list>
      <text:p text:style-name="P56">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03149446058355"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6">When <text:span text:style-name="Name">BAR</text:span> (in daemon mode) is requested by <text:span text:style-name="Command"><text:span text:style-name="T26">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103149229281484" text:continue-numbering="true" text:style-name="Numbering_20_5">
        <text:list-item>
          <text:p text:style-name="Question">Sometimes when I create an archive I see in the progress bars of BARControl numbers over 100%. How can this happen?</text:p>
        </text:list-item>
      </text:list>
      <text:p text:style-name="P56">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03149088650924"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3149493349125"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0314854661247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03147944965935" text:continue-numbering="true" text:style-name="Numbering_20_5">
        <text:list-item>
          <text:p text:style-name="Question"><text:soft-page-break/><text:span text:style-name="Command">Is the graphical front end available as a separated package?</text:span></text:p>
        </text:list-item>
      </text:list>
      <text:p text:style-name="P56">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103148536406052"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03147463453261"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0314879891897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03148867476598" text:continue-numbering="true" text:style-name="Numbering_20_5">
        <text:list-item>
          <text:p text:style-name="P143">A full backup is expired and was purged. Is it useful to keep the following incremental backups?</text:p>
        </text:list-item>
      </text:list>
      <text:p text:style-name="P5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7">Note: if the delta-compress-algorithm is used the original file for the delta-compression must still exists to extract the delta-compressed files, because the archive only contain the differences to the original files.</text:p>
      <text:list xml:id="list103149028160989" text:continue-numbering="true" text:style-name="Numbering_20_5">
        <text:list-item>
          <text:p text:style-name="P144">How can I use BAR on computer with tightly limited resources? I always get the error insufficient disk space when BAR try to create archives.</text:p>
        </text:list-item>
      </text:list>
      <text:p text:style-name="P59">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8"><text:span text:style-name="T82">C</text:span>reate a RAM disk, e. g.:</text:p>
      <text:p text:style-name="Answer_20_Command"><text:soft-page-break/><text:s/><text:span text:style-name="Command">mount -t tmpfs -o size=2G none /media/ramdisk</text:span></text:p>
      <text:p text:style-name="P58"><text:span text:style-name="T82">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5240597722683654662" text:style-name="L11">
        <text:list-item>
          <text:p text:style-name="P130">version number of <text:span text:style-name="Name">BAR</text:span></text:p>
        </text:list-item>
      </text:list>
      <text:list xml:id="list103149015457346" text:continue-list="list103149267231105"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03148717527088" text:continue-list="list5240597722683654662" text:style-name="L11">
        <text:list-item>
          <text:p text:style-name="P13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9">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03147597757697" text:continue-list="list103149015457346"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03149016490213"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60"><text:soft-page-break/><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103148834708108"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100"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https://code.google.com/p/lz4</text:a></text:p>
      <text:p text:style-name="P32"><text:reference-mark-start text:name="Zstd"/>Zstd<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0">--abort<text:tab/>65</text:p>
          <text:p text:style-name="P90">--all<text:tab/>56</text:p>
          <text:p text:style-name="P90">--always-create-image<text:tab/>58</text:p>
          <text:p text:style-name="P90">--archive-file-mode<text:tab/>57</text:p>
          <text:p text:style-name="P90">--archive-part-size<text:tab/>46</text:p>
          <text:p text:style-name="P90">--archive-type<text:tab/>65</text:p>
          <text:p text:style-name="P90">--bd-blank-command<text:tab/>50</text:p>
          <text:p text:style-name="P90">--bd-device<text:tab/>49</text:p>
          <text:p text:style-name="P90">--bd-ecc-command<text:tab/>50</text:p>
          <text:p text:style-name="P90">--bd-ecc-post-command<text:tab/>50</text:p>
          <text:p text:style-name="P90">--bd-ecc-pre-command<text:tab/>50</text:p>
          <text:p text:style-name="P90">--bd-image-command<text:tab/>50</text:p>
          <text:p text:style-name="P90">--bd-image-post-command<text:tab/>49</text:p>
          <text:p text:style-name="P90">--bd-image-pre-command<text:tab/>49</text:p>
          <text:p text:style-name="P90">--bd-load-volume-command<text:tab/>49</text:p>
          <text:p text:style-name="P90">--bd-request-volume-command<text:tab/>49</text:p>
          <text:p text:style-name="P90">--bd-unload-volume-command<text:tab/>49</text:p>
          <text:p text:style-name="P90">--bd-volume-size<text:tab/>49</text:p>
          <text:p text:style-name="P90">--bd-write-command<text:tab/>50</text:p>
          <text:p text:style-name="P90">--bd-write-image-command<text:tab/>50</text:p>
          <text:p text:style-name="P90">--bd-write-post-command<text:tab/>50</text:p>
          <text:p text:style-name="P90">--bd-write-pre-command<text:tab/>50</text:p>
          <text:p text:style-name="P90">--blank<text:tab/>58</text:p>
          <text:p text:style-name="P90">--cd-device<text:tab/>49</text:p>
          <text:p text:style-name="P90">--cd-ecc-command<text:tab/>50</text:p>
          <text:p text:style-name="P90">--cd-ecc-post-command<text:tab/>50</text:p>
          <text:p text:style-name="P90">--cd-ecc-pre-command<text:tab/>50</text:p>
          <text:p text:style-name="P90">--cd-image-command<text:tab/>50</text:p>
          <text:p text:style-name="P90">--cd-image-post-command<text:tab/>49</text:p>
          <text:p text:style-name="P90">--cd-image-pre-command<text:tab/>49</text:p>
          <text:p text:style-name="P90">--cd-load-volume-command<text:tab/>49</text:p>
          <text:p text:style-name="P90">--cd-request-volume-command<text:tab/>49</text:p>
          <text:p text:style-name="P90">--cd-unload-volume-command<text:tab/>49</text:p>
          <text:p text:style-name="P90">--cd-volume-size<text:tab/>49</text:p>
          <text:p text:style-name="P90">--cd-write-command<text:tab/>50</text:p>
          <text:p text:style-name="P90">--cd-write-image-command<text:tab/>50</text:p>
          <text:p text:style-name="P90">--cd-write-post-command<text:tab/>50</text:p>
          <text:p text:style-name="P90">--cd-write-pre-command<text:tab/>50</text:p>
          <text:p text:style-name="P90">--cd‑blank-command<text:tab/>50</text:p>
          <text:p text:style-name="P90">--compare<text:tab/>11, 39</text:p>
          <text:p text:style-name="P90">--compress-algorithm<text:tab/>14, 41</text:p>
          <text:p text:style-name="P90">--compress-exclude<text:tab/>45</text:p>
          <text:p text:style-name="P90">--compress-min-size<text:tab/>44</text:p>
          <text:p text:style-name="P90">--config<text:tab/>56</text:p>
          <text:p text:style-name="P90">--continue<text:tab/>65</text:p>
          <text:p text:style-name="P90">--continuous-database<text:tab/>55</text:p>
          <text:p text:style-name="P90">--create<text:tab/>9, 39</text:p>
          <text:p text:style-name="P90">--crypt-algorithm<text:tab/>45</text:p>
          <text:p text:style-name="P90">--crypt-new-password<text:tab/>46</text:p>
          <text:p text:style-name="P90">--crypt-password<text:tab/>46</text:p>
          <text:p text:style-name="P90">--crypt-private-key<text:tab/>46</text:p>
          <text:p text:style-name="P90">--crypt-public-key<text:tab/>46</text:p>
          <text:p text:style-name="P90">--crypt-type<text:tab/>45</text:p>
          <text:p text:style-name="P90">--daemon<text:tab/>52</text:p>
          <text:p text:style-name="P90">--delete-old-archive-files<text:tab/>56</text:p>
          <text:p text:style-name="P90">--destination<text:tab/>52, 65</text:p>
          <text:p text:style-name="P90">--device<text:tab/>50</text:p>
          <text:p text:style-name="P90">--device-blank-command<text:tab/>51</text:p>
          <text:p text:style-name="P90">--device-ecc-command<text:tab/>51</text:p>
          <text:p text:style-name="P90">--device-ecc-post-command<text:tab/>51</text:p>
          <text:p text:style-name="P90">--device-ecc-pre-command<text:tab/>51</text:p>
          <text:p text:style-name="P90">--device-image-command<text:tab/>51</text:p>
          <text:p text:style-name="P90">--device-image-post-command<text:tab/>51</text:p>
          <text:p text:style-name="P90">--device-image-pre-command<text:tab/>51</text:p>
          <text:p text:style-name="P90">--device-load-volume-command<text:tab/>51</text:p>
          <text:p text:style-name="P90">--device-request-volume-command<text:tab/>51</text:p>
          <text:p text:style-name="P90">--device-unload-volume-command<text:tab/>51</text:p>
          <text:p text:style-name="P90">--device-volume-size<text:tab/>51</text:p>
          <text:p text:style-name="P90">--device-write-command<text:tab/>52</text:p>
          <text:p text:style-name="P90">--device-write-post-command<text:tab/>52</text:p>
          <text:p text:style-name="P90">--device-write-pre-command<text:tab/>51</text:p>
          <text:p text:style-name="P90">--differential<text:tab/>41</text:p>
          <text:p text:style-name="P90">--directory<text:tab/>56</text:p>
          <text:p text:style-name="P90">--directory-strip<text:tab/>52</text:p>
          <text:p text:style-name="P90">--dry-run<text:tab/>57</text:p>
          <text:p text:style-name="P90">--dvd-blank-command<text:tab/>50</text:p>
          <text:p text:style-name="P90">--dvd-device<text:tab/>49</text:p>
          <text:p text:style-name="P90">--dvd-ecc-command<text:tab/>50</text:p>
          <text:p text:style-name="P90">--dvd-ecc-post-command<text:tab/>50</text:p>
          <text:p text:style-name="P90">--dvd-ecc-pre-command<text:tab/>50</text:p>
          <text:p text:style-name="P90">--dvd-image-command<text:tab/>50</text:p>
          <text:p text:style-name="P90">--dvd-image-post-command<text:tab/>49</text:p>
          <text:p text:style-name="P90">--dvd-image-pre-command<text:tab/>49</text:p>
          <text:p text:style-name="P90">--dvd-load-volume-command<text:tab/>49</text:p>
          <text:p text:style-name="P90">--dvd-request-volume-command<text:tab/>49</text:p>
          <text:p text:style-name="P90">--dvd-unload-volume-command<text:tab/>49</text:p>
          <text:p text:style-name="P90">--dvd-volume-size<text:tab/>49</text:p>
          <text:p text:style-name="P90">--dvd-write-command<text:tab/>50</text:p>
          <text:p text:style-name="P90">--dvd-write-image-command<text:tab/>50</text:p>
          <text:p text:style-name="P90">--dvd-write-post-command<text:tab/>50</text:p>
          <text:p text:style-name="P90">--dvd-write-pre-command<text:tab/>50</text:p>
          <text:p text:style-name="P90">--ecc<text:tab/>58</text:p>
          <text:p text:style-name="P90">--exclude<text:tab/>40</text:p>
          <text:p text:style-name="P90">--exclude-command<text:tab/>40</text:p>
          <text:p text:style-name="P90"><text:soft-page-break/>--extract<text:tab/>12, 39</text:p>
          <text:p text:style-name="P90">--file-write-post-command<text:tab/>46</text:p>
          <text:p text:style-name="P90">--file-write-pre-command<text:tab/>46</text:p>
          <text:p text:style-name="P90">--force-delta-compression<text:tab/>57</text:p>
          <text:p text:style-name="P90">--force-ssl<text:tab/>64</text:p>
          <text:p text:style-name="P90">--ftp-login-name<text:tab/>46</text:p>
          <text:p text:style-name="P90">--ftp-max-connections<text:tab/>47</text:p>
          <text:p text:style-name="P90">--ftp-max-storage-size<text:tab/>47</text:p>
          <text:p text:style-name="P90">--ftp-password<text:tab/>47</text:p>
          <text:p text:style-name="P90">--ftp-write-post-command<text:tab/>47</text:p>
          <text:p text:style-name="P90">--ftp-write-pre-command<text:tab/>47</text:p>
          <text:p text:style-name="P90">--full<text:tab/>41</text:p>
          <text:p text:style-name="P90">--generate-keys<text:tab/>39</text:p>
          <text:p text:style-name="P90">--generate-keys-bits<text:tab/>39</text:p>
          <text:p text:style-name="P90">--generate-keys-mode<text:tab/>40</text:p>
          <text:p text:style-name="P90">--group<text:tab/>56</text:p>
          <text:p text:style-name="P90">--help<text:tab/>59, 66</text:p>
          <text:p text:style-name="P90">--help-internal<text:tab/>59</text:p>
          <text:p text:style-name="P90">--human-format<text:tab/>56</text:p>
          <text:p text:style-name="P90">--ignore-no-backup-file<text:tab/>56</text:p>
          <text:p text:style-name="P90">--ignore-no-dump<text:tab/>57</text:p>
          <text:p text:style-name="P90">--image<text:tab/>39</text:p>
          <text:p text:style-name="P90">--include<text:tab/>40</text:p>
          <text:p text:style-name="P90">--include-command<text:tab/>40</text:p>
          <text:p text:style-name="P90">--incremental<text:tab/>41</text:p>
          <text:p text:style-name="P90">--incremental-list-file<text:tab/>41</text:p>
          <text:p text:style-name="P90">--index-database<text:tab/>54</text:p>
          <text:p text:style-name="P90">--index-database-add<text:tab/>65</text:p>
          <text:p text:style-name="P90">--index-database-auto-update<text:tab/>54</text:p>
          <text:p text:style-name="P90">--index-database-entities-list<text:tab/>65</text:p>
          <text:p text:style-name="P90">--index-database-entries-list<text:tab/>65</text:p>
          <text:p text:style-name="P90">--index-database-keep-time<text:tab/>54</text:p>
          <text:p text:style-name="P90">--index-database-max-band-width<text:tab/>54</text:p>
          <text:p text:style-name="P90">--index-database-refresh<text:tab/>65</text:p>
          <text:p text:style-name="P90">--index-database-remove<text:tab/>65</text:p>
          <text:p text:style-name="P90">--index-database-storages-list<text:tab/>65</text:p>
          <text:p text:style-name="P90">--job<text:tab/>64</text:p>
          <text:p text:style-name="P90">--key-file<text:tab/>64</text:p>
          <text:p text:style-name="P90">--list<text:tab/>10, 39, 65</text:p>
          <text:p text:style-name="P90">--log<text:tab/>55</text:p>
          <text:p text:style-name="P90">--log-file<text:tab/>55</text:p>
          <text:p text:style-name="P90">--log-post-command<text:tab/>55</text:p>
          <text:p text:style-name="P90">--login-dialog<text:tab/>64</text:p>
          <text:p text:style-name="P90">--long-format<text:tab/>56</text:p>
          <text:p text:style-name="P90">--max-band-width<text:tab/>53</text:p>
          <text:p text:style-name="P90">--max-tmp-size<text:tab/>56</text:p>
          <text:p text:style-name="P90">--mount<text:tab/>40p.</text:p>
          <text:p text:style-name="P90">--nice-level<text:tab/>53</text:p>
          <text:p text:style-name="P90">--no-bar-on-medium<text:tab/>58</text:p>
          <text:p text:style-name="P90">--no-default-config<text:tab/>58</text:p>
          <text:p text:style-name="P90">--no-detach<text:tab/>52</text:p>
          <text:p text:style-name="P90">--no-fragments-check<text:tab/>57</text:p>
          <text:p text:style-name="P90">--no-header-footer<text:tab/>56</text:p>
          <text:p text:style-name="P90">--no-index-database<text:tab/>54</text:p>
          <text:p text:style-name="P90">--no-stop-on-error<text:tab/>58</text:p>
          <text:p text:style-name="P90">--no-storage<text:tab/>57</text:p>
          <text:p text:style-name="P90">--normal<text:tab/>41</text:p>
          <text:p text:style-name="P90">--numeric-permission<text:tab/>56</text:p>
          <text:p text:style-name="P90">--numeric-uid-gid<text:tab/>56</text:p>
          <text:p text:style-name="P90">--overwrite-archive-files<text:tab/>57</text:p>
          <text:p text:style-name="P90">--overwrite-entries<text:tab/>66</text:p>
          <text:p text:style-name="P90">--overwrite-files<text:tab/>57</text:p>
          <text:p text:style-name="P90">--owner<text:tab/>52</text:p>
          <text:p text:style-name="P90">--password<text:tab/>64</text:p>
          <text:p text:style-name="P90">--pause<text:tab/>65</text:p>
          <text:p text:style-name="P90">--pid-file<text:tab/>56</text:p>
          <text:p text:style-name="P90">--ping<text:tab/>65</text:p>
          <text:p text:style-name="P90">--port<text:tab/>64</text:p>
          <text:p text:style-name="P90">--post-command<text:tab/>40</text:p>
          <text:p text:style-name="P90">--pre-command<text:tab/>40</text:p>
          <text:p text:style-name="P90">--quiet<text:tab/>58</text:p>
          <text:p text:style-name="P90">--raw-images<text:tab/>57</text:p>
          <text:p text:style-name="P90">--remote-bar-executable<text:tab/>53</text:p>
          <text:p text:style-name="P90">--restore<text:tab/>65</text:p>
          <text:p text:style-name="P90">--scp-write-post-command<text:tab/>48</text:p>
          <text:p text:style-name="P90">--scp-write-pre-command<text:tab/>48</text:p>
          <text:p text:style-name="P90">--select-job<text:tab/>64</text:p>
          <text:p text:style-name="P90">--server-ca-file<text:tab/>52</text:p>
          <text:p text:style-name="P90">--server-cert-file<text:tab/>52</text:p>
          <text:p text:style-name="P90">--server-jobs-directory<text:tab/>53</text:p>
          <text:p text:style-name="P90">--server-key-file<text:tab/>52</text:p>
          <text:p text:style-name="P90">--server-password<text:tab/>53</text:p>
          <text:p text:style-name="P90">--server-port<text:tab/>52</text:p>
          <text:p text:style-name="P90">--server-tls-port<text:tab/>52</text:p>
          <text:p text:style-name="P90">--sftp-write-post-command<text:tab/>48</text:p>
          <text:p text:style-name="P90">--sftp-write-pre-command<text:tab/>48</text:p>
          <text:p text:style-name="P90">--skip-unreadable<text:tab/>57</text:p>
          <text:p text:style-name="P90">--ssh-login-name<text:tab/>47</text:p>
          <text:p text:style-name="P90">--ssh-max-connections<text:tab/>47</text:p>
          <text:p text:style-name="P90">--ssh-max-storage-size<text:tab/>47</text:p>
          <text:p text:style-name="P90">--ssh-password<text:tab/>47</text:p>
          <text:p text:style-name="P90">--ssh-port<text:tab/>47</text:p>
          <text:p text:style-name="P90">--ssh-private-key<text:tab/>47</text:p>
          <text:p text:style-name="P90">--ssh-public-key<text:tab/>47</text:p>
          <text:p text:style-name="P90">--suspend<text:tab/>65</text:p>
          <text:p text:style-name="P90">--test<text:tab/>11, 39</text:p>
          <text:p text:style-name="P90">--tls-port<text:tab/>64</text:p>
          <text:p text:style-name="P90">--tmp-directory<text:tab/>56</text:p>
          <text:p text:style-name="P90">--verbose<text:tab/>58</text:p>
          <text:p text:style-name="P90">--version<text:tab/>59, 66</text:p>
          <text:p text:style-name="P90"><text:soft-page-break/>--volume-size<text:tab/>58</text:p>
          <text:p text:style-name="P90">--wait-first-volume<text:tab/>57</text:p>
          <text:p text:style-name="P90">--webdav-login<text:tab/>48</text:p>
          <text:p text:style-name="P90">--webdav-max-connections<text:tab/>48</text:p>
          <text:p text:style-name="P90">--webdav-max-storage-size<text:tab/>48</text:p>
          <text:p text:style-name="P90">--webdav-password<text:tab/>48</text:p>
          <text:p text:style-name="P90">--webdav-write-post-command<text:tab/>48</text:p>
          <text:p text:style-name="P90">--webdav-write-pre-command<text:tab/>48</text:p>
          <text:p text:style-name="P90">--xhelp<text:tab/>59</text:p>
          <text:p text:style-name="P90">-!<text:tab/>40</text:p>
          <text:p text:style-name="P90">-#<text:tab/>40</text:p>
          <text:p text:style-name="P90">-a<text:tab/>65</text:p>
          <text:p text:style-name="P90">-c<text:tab/>39, 65</text:p>
          <text:p text:style-name="P90">-C<text:tab/>56</text:p>
          <text:p text:style-name="P90">-d<text:tab/>39</text:p>
          <text:p text:style-name="P90">-D<text:tab/>52</text:p>
          <text:p text:style-name="P90">-e<text:tab/>65</text:p>
          <text:p text:style-name="P90">-f<text:tab/>41</text:p>
          <text:p text:style-name="P90">-g<text:tab/>56</text:p>
          <text:p text:style-name="P90">-h<text:tab/>59, 66</text:p>
          <text:p text:style-name="P90">-H<text:tab/>56</text:p>
          <text:p text:style-name="P90">-i<text:tab/>41, 65</text:p>
          <text:p text:style-name="P90">-j<text:tab/>64</text:p>
          <text:p text:style-name="P90">-l<text:tab/>39, 65</text:p>
          <text:p text:style-name="P90">-L<text:tab/>56</text:p>
          <text:p text:style-name="P90">-m<text:tab/>39</text:p>
          <text:p text:style-name="P90">-n<text:tab/>65</text:p>
          <text:p text:style-name="P90">-o<text:tab/>57</text:p>
          <text:p text:style-name="P90">-p<text:tab/>52, 64</text:p>
          <text:p text:style-name="P90">-s<text:tab/>16, 46, 65</text:p>
          <text:p text:style-name="P90">-t<text:tab/>39, 65</text:p>
          <text:p text:style-name="P90">-x<text:tab/>39</text:p>
          <text:p text:style-name="P90">-y<text:tab/>45</text:p>
          <text:p text:style-name="P90">-z<text:tab/>14, 41</text:p>
          <text:p text:style-name="P91">A</text:p>
          <text:p text:style-name="P90">archive-name<text:tab/>60</text:p>
          <text:p text:style-name="P90">archive-type<text:tab/>60</text:p>
          <text:p text:style-name="P90">atime<text:tab/>9</text:p>
          <text:p text:style-name="P91">B</text:p>
          <text:p text:style-name="P90">bar-keygen<text:tab/>7</text:p>
          <text:p text:style-name="P90">basic commands<text:tab/>39</text:p>
          <text:p text:style-name="P91">C</text:p>
          <text:p text:style-name="P90">chunks<text:tab/>67</text:p>
          <text:p text:style-name="P90">compare archive<text:tab/>11</text:p>
          <text:p text:style-name="P90">compress archive<text:tab/>14</text:p>
          <text:p text:style-name="P90">compression<text:tab/>41</text:p>
          <text:p text:style-name="P90">creating archive<text:tab/>9</text:p>
          <text:p text:style-name="P90">crypt-password-mode<text:tab/>60</text:p>
          <text:p text:style-name="P91">D</text:p>
          <text:p text:style-name="P90">device configuration<text:tab/>62</text:p>
          <text:p text:style-name="P90">differential archive<text:tab/>12</text:p>
          <text:p text:style-name="P91">E</text:p>
          <text:p text:style-name="P90">encryption<text:tab/>45</text:p>
          <text:p text:style-name="P90">exclude<text:tab/>60</text:p>
          <text:p text:style-name="P90">exclude-command<text:tab/>60</text:p>
          <text:p text:style-name="P90">extract archive<text:tab/>12</text:p>
          <text:p text:style-name="P91">F</text:p>
          <text:p text:style-name="P90">file format<text:tab/>67</text:p>
          <text:p text:style-name="P90">ftp server configuration<text:tab/>61</text:p>
          <text:p text:style-name="P91">G</text:p>
          <text:p text:style-name="P90">graphical front end<text:tab/>22</text:p>
          <text:p text:style-name="P91">I</text:p>
          <text:p text:style-name="P90">include-file<text:tab/>60</text:p>
          <text:p text:style-name="P90">include-file-command<text:tab/>60</text:p>
          <text:p text:style-name="P90">include-image<text:tab/>60</text:p>
          <text:p text:style-name="P90">include-image-command<text:tab/>60</text:p>
          <text:p text:style-name="P90">include/exclude files<text:tab/>40</text:p>
          <text:p text:style-name="P90">incremental archive<text:tab/>12</text:p>
          <text:p text:style-name="P91">L</text:p>
          <text:p text:style-name="P90">list archive<text:tab/>10</text:p>
          <text:p text:style-name="P91">P</text:p>
          <text:p text:style-name="P90">pause-create<text:tab/>66</text:p>
          <text:p text:style-name="P90">pause-index-database-update<text:tab/>66</text:p>
          <text:p text:style-name="P90">pause-restore<text:tab/>66</text:p>
          <text:p text:style-name="P90">pause-storage<text:tab/>66</text:p>
          <text:p text:style-name="P91">S</text:p>
          <text:p text:style-name="P90">schedule configuration<text:tab/>62</text:p>
          <text:p text:style-name="P90">server<text:tab/>19, 52, 66</text:p>
          <text:p text:style-name="P90">server-password<text:tab/>66</text:p>
          <text:p text:style-name="P90">server-port<text:tab/>66</text:p>
          <text:p text:style-name="P90">server-tls-port<text:tab/>66</text:p>
          <text:p text:style-name="P90">split archives<text:tab/>16, 46</text:p>
          <text:p text:style-name="P90">ssh/scp/sftp server configuration<text:tab/>61</text:p>
          <text:p text:style-name="P90">store archives<text:tab/>17, 46</text:p>
          <text:p text:style-name="P91">T</text:p>
          <text:p text:style-name="P90">test archive<text:tab/>11</text:p>
          <text:p text:style-name="P91">U</text:p>
          <text:p text:style-name="P90">URI<text:tab/>17</text:p>
        </text:index-body>
      </text:alphabetical-index>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8-11-10T10:31:46.942573157</dc:date>
    <meta:editing-duration>P296DT16H3M22S</meta:editing-duration>
    <meta:editing-cycles>576</meta:editing-cycles>
    <meta:generator>LibreOffice/4.2.8.2$Linux_X86_64 LibreOffice_project/420m0$Build-2</meta:generator>
    <meta:document-statistic meta:table-count="14" meta:image-count="20" meta:object-count="0" meta:page-count="86" meta:paragraph-count="2505" meta:word-count="23172" meta:character-count="145868" meta:non-whitespace-character-count="125676"/>
  </office:meta>
</office:document-meta>
</file>